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4.429cm" fo:margin-left="1.127cm" fo:margin-top="0cm" fo:margin-bottom="0cm" table:align="left" fo:background-color="#d0ddef" style:writing-mode="lr-tb">
        <style:background-image/>
      </style:table-properties>
    </style:style>
    <style:style style:name="Table3.A" style:family="table-column">
      <style:table-column-properties style:column-width="6.539cm"/>
    </style:style>
    <style:style style:name="Table3.B" style:family="table-column">
      <style:table-column-properties style:column-width="7.888cm"/>
    </style:style>
    <style:style style:name="Table3.1" style:family="table-row">
      <style:table-row-properties style:min-row-height="0.547cm" fo:keep-together="auto"/>
    </style:style>
    <style:style style:name="Table3.A1" style:family="table-cell">
      <style:table-cell-properties fo:background-color="#ffffff" fo:padding="0.141cm" fo:border="none">
        <style:background-image/>
      </style:table-cell-properties>
    </style:style>
    <style:style style:name="Table3.B1" style:family="table-cell">
      <style:table-cell-properties fo:background-color="#ffffff" fo:padding-left="1.094cm" fo:padding-right="0.141cm" fo:padding-top="0.141cm" fo:padding-bottom="0.141cm" fo:border="none">
        <style:background-image/>
      </style:table-cell-properties>
    </style:style>
    <style:style style:name="Table3.2" style:family="table-row">
      <style:table-row-properties style:min-row-height="1.152cm" fo:keep-together="auto"/>
    </style:style>
    <style:style style:name="Table3.3" style:family="table-row">
      <style:table-row-properties style:min-row-height="1.759cm" fo:keep-together="auto"/>
    </style:style>
    <style:style style:name="Table3.7" style:family="table-row">
      <style:table-row-properties style:min-row-height="2.364cm" fo:keep-together="auto"/>
    </style:style>
    <style:style style:name="P1" style:family="paragraph" style:parent-style-name="Standard">
      <style:paragraph-properties fo:line-height="150%" fo:text-align="justify" style:justify-single-word="false"/>
      <style:text-properties officeooo:paragraph-rsid="00016853"/>
    </style:style>
    <style:style style:name="P2" style:family="paragraph" style:parent-style-name="Standard">
      <style:paragraph-properties fo:margin-top="0cm" fo:margin-bottom="0cm" style:contextual-spacing="false" fo:line-height="150%" fo:text-align="justify" style:justify-single-word="false"/>
      <style:text-properties officeooo:paragraph-rsid="00016853"/>
    </style:style>
    <style:style style:name="P3" style:family="paragraph" style:parent-style-name="Standard">
      <style:paragraph-properties fo:margin-top="0cm" fo:margin-bottom="0cm" style:contextual-spacing="false"/>
      <style:text-properties officeooo:paragraph-rsid="00016853"/>
    </style:style>
    <style:style style:name="P4" style:family="paragraph" style:parent-style-name="Standard">
      <style:paragraph-properties fo:margin-left="3.81cm" fo:margin-right="0cm" fo:margin-top="0cm" fo:margin-bottom="0cm" style:contextual-spacing="false" fo:text-align="justify" style:justify-single-word="false" fo:text-indent="1.27cm" style:auto-text-indent="false"/>
      <style:text-properties fo:color="#000000" style:font-name="Times New Roman" fo:font-size="12pt" officeooo:paragraph-rsid="00016853" style:font-size-asian="12pt" style:font-name-complex="Times New Roman1" style:font-size-complex="12pt" style:font-weight-complex="bold"/>
    </style:style>
    <style:style style:name="P5" style:family="paragraph" style:parent-style-name="Standard">
      <style:paragraph-properties fo:margin-left="3.81cm" fo:margin-right="0cm" fo:margin-top="0cm" fo:margin-bottom="0cm" style:contextual-spacing="false" fo:text-align="justify" style:justify-single-word="false" fo:text-indent="1.27cm" style:auto-text-indent="false"/>
      <style:text-properties fo:color="#000000" style:font-name="Times New Roman" fo:font-size="11.5pt" officeooo:paragraph-rsid="00016853" style:font-size-asian="11.5pt" style:font-name-complex="Times New Roman1" style:font-size-complex="11.5pt"/>
    </style:style>
    <style:style style:name="P6" style:family="paragraph" style:parent-style-name="Body_20_A">
      <style:paragraph-properties fo:margin-left="1.27cm" fo:margin-right="0cm" fo:margin-top="0cm" fo:margin-bottom="0cm" style:contextual-spacing="false" fo:line-height="120%" fo:text-indent="0cm" style:auto-text-indent="false"/>
      <style:text-properties officeooo:paragraph-rsid="00016853"/>
    </style:style>
    <style:style style:name="P7" style:family="paragraph" style:parent-style-name="Body_20_A">
      <style:paragraph-properties fo:margin-left="1.27cm" fo:margin-right="0cm" fo:margin-top="0cm" fo:margin-bottom="0cm" style:contextual-spacing="false" fo:line-height="120%" fo:text-align="justify" style:justify-single-word="false" fo:text-indent="0cm" style:auto-text-indent="false"/>
      <style:text-properties officeooo:paragraph-rsid="00016853"/>
    </style:style>
    <style:style style:name="P8" style:family="paragraph" style:parent-style-name="Body_20_A">
      <style:paragraph-properties fo:margin-left="1.27cm" fo:margin-right="0cm" fo:margin-top="0cm" fo:margin-bottom="0cm" style:contextual-spacing="false" fo:line-height="120%" fo:text-align="justify" style:justify-single-word="false" fo:text-indent="0cm" style:auto-text-indent="false"/>
      <style:text-properties style:font-name="Times New Roman" fo:font-size="12pt" officeooo:paragraph-rsid="00016853" style:font-size-asian="12pt" style:font-name-complex="Times New Roman1" style:font-size-complex="12pt"/>
    </style:style>
    <style:style style:name="P9" style:family="paragraph" style:parent-style-name="Body_20_A">
      <style:paragraph-properties fo:margin-left="1.27cm" fo:margin-right="0cm" fo:margin-top="0cm" fo:margin-bottom="0cm" style:contextual-spacing="false" fo:line-height="120%" fo:text-align="justify" style:justify-single-word="false" fo:text-indent="0cm" style:auto-text-indent="false"/>
      <style:text-properties style:font-name="Times New Roman" fo:font-size="12pt" officeooo:paragraph-rsid="00016853" style:font-name-asian="Times New Roman1" style:font-size-asian="12pt" style:font-name-complex="Times New Roman1" style:font-size-complex="12pt"/>
    </style:style>
    <style:style style:name="P10" style:family="paragraph" style:parent-style-name="Body_20_A">
      <style:paragraph-properties fo:margin-left="0.635cm" fo:margin-right="0cm" fo:margin-top="0cm" fo:margin-bottom="0cm" style:contextual-spacing="false" fo:line-height="120%" fo:text-indent="0cm" style:auto-text-indent="false"/>
      <style:text-properties officeooo:paragraph-rsid="00016853"/>
    </style:style>
    <style:style style:name="P11" style:family="paragraph" style:parent-style-name="Body_20_A">
      <style:paragraph-properties fo:margin-left="0.635cm" fo:margin-right="0cm" fo:margin-top="0cm" fo:margin-bottom="0cm" style:contextual-spacing="false" fo:line-height="120%" fo:text-align="justify" style:justify-single-word="false" fo:text-indent="0cm" style:auto-text-indent="false"/>
      <style:text-properties officeooo:paragraph-rsid="00016853"/>
    </style:style>
    <style:style style:name="P12" style:family="paragraph" style:parent-style-name="Body_20_A">
      <style:paragraph-properties fo:margin-left="0.635cm" fo:margin-right="0cm" fo:margin-top="0cm" fo:margin-bottom="0cm" style:contextual-spacing="false" fo:line-height="120%" fo:text-align="justify" style:justify-single-word="false" fo:text-indent="0cm" style:auto-text-indent="false">
        <style:tab-stops>
          <style:tab-stop style:position="1.111cm"/>
        </style:tab-stops>
      </style:paragraph-properties>
      <style:text-properties officeooo:paragraph-rsid="00016853"/>
    </style:style>
    <style:style style:name="P13" style:family="paragraph" style:parent-style-name="Body_20_A">
      <style:paragraph-properties fo:margin-left="0.635cm" fo:margin-right="0cm" fo:margin-top="0cm" fo:margin-bottom="0cm" style:contextual-spacing="false" fo:line-height="120%" fo:text-indent="0cm" style:auto-text-indent="false"/>
      <style:text-properties style:font-name="Times New Roman" fo:font-size="12pt" fo:font-weight="bold" officeooo:paragraph-rsid="00016853" style:font-name-asian="Times New Roman1" style:font-size-asian="12pt" style:font-weight-asian="bold" style:font-name-complex="Times New Roman1" style:font-size-complex="12pt" style:font-weight-complex="bold"/>
    </style:style>
    <style:style style:name="P14" style:family="paragraph" style:parent-style-name="Body_20_A">
      <style:paragraph-properties fo:margin-left="0.635cm" fo:margin-right="0cm" fo:margin-top="0cm" fo:margin-bottom="0cm" style:contextual-spacing="false" fo:line-height="120%" fo:text-align="end" style:justify-single-word="false" fo:text-indent="0cm" style:auto-text-indent="false"/>
      <style:text-properties style:font-name="Times New Roman" fo:font-size="12pt" style:text-underline-style="solid" style:text-underline-width="auto" style:text-underline-color="#000000" fo:font-weight="bold" officeooo:paragraph-rsid="00016853" style:font-name-asian="Times New Roman1" style:font-size-asian="12pt" style:font-weight-asian="bold" style:font-name-complex="Times New Roman1" style:font-size-complex="12pt" style:font-weight-complex="bold"/>
    </style:style>
    <style:style style:name="P15" style:family="paragraph" style:parent-style-name="Body_20_A">
      <style:paragraph-properties fo:margin-left="0.635cm" fo:margin-right="0cm" fo:margin-top="0cm" fo:margin-bottom="0cm" style:contextual-spacing="false" fo:line-height="120%" fo:text-indent="0cm" style:auto-text-indent="false"/>
      <style:text-properties style:font-name="Times New Roman" fo:font-size="12pt" style:text-underline-style="solid" style:text-underline-width="auto" style:text-underline-color="#000000" fo:font-weight="bold" officeooo:paragraph-rsid="00016853" style:font-name-asian="Times New Roman1" style:font-size-asian="12pt" style:font-weight-asian="bold" style:font-name-complex="Times New Roman1" style:font-size-complex="12pt" style:font-weight-complex="bold"/>
    </style:style>
    <style:style style:name="P16" style:family="paragraph" style:parent-style-name="Body_20_A">
      <style:paragraph-properties fo:margin-left="0.635cm" fo:margin-right="0cm" fo:margin-top="0cm" fo:margin-bottom="0cm" style:contextual-spacing="false" fo:line-height="120%" fo:text-indent="0cm" style:auto-text-indent="false"/>
      <style:text-properties style:font-name="Times New Roman" fo:font-size="12pt" officeooo:paragraph-rsid="00016853" style:font-name-asian="Times New Roman1" style:font-size-asian="12pt" style:font-name-complex="Times New Roman1" style:font-size-complex="12pt"/>
    </style:style>
    <style:style style:name="P17" style:family="paragraph" style:parent-style-name="Body_20_A">
      <style:paragraph-properties fo:margin-left="0.635cm" fo:margin-right="0cm" fo:margin-top="0cm" fo:margin-bottom="0cm" style:contextual-spacing="false" fo:line-height="120%" fo:text-indent="0cm" style:auto-text-indent="false"/>
      <style:text-properties style:font-name="Times New Roman" fo:font-size="12pt" fo:font-style="italic" officeooo:paragraph-rsid="00016853" style:font-size-asian="12pt" style:font-style-asian="italic" style:font-name-complex="Times New Roman1" style:font-size-complex="12pt" style:font-style-complex="italic"/>
    </style:style>
    <style:style style:name="P18" style:family="paragraph" style:parent-style-name="Body_20_A">
      <style:paragraph-properties fo:margin-left="0.635cm" fo:margin-right="0cm" fo:margin-top="0cm" fo:margin-bottom="0cm" style:contextual-spacing="false" fo:line-height="120%" fo:text-indent="0cm" style:auto-text-indent="false"/>
      <style:text-properties style:font-name="Times New Roman" fo:font-size="12pt" officeooo:paragraph-rsid="00016853" style:font-size-asian="12pt" style:font-name-complex="Times New Roman1" style:font-size-complex="12pt"/>
    </style:style>
    <style:style style:name="P19" style:family="paragraph" style:parent-style-name="Body_20_A">
      <style:paragraph-properties fo:margin-left="0cm" fo:margin-right="0cm" fo:margin-top="0cm" fo:margin-bottom="0cm" style:contextual-spacing="false" fo:line-height="120%" fo:text-indent="0.635cm" style:auto-text-indent="false"/>
      <style:text-properties officeooo:paragraph-rsid="00016853"/>
    </style:style>
    <style:style style:name="P20" style:family="paragraph" style:parent-style-name="Body_20_A">
      <style:paragraph-properties fo:margin-left="0cm" fo:margin-right="0cm" fo:margin-top="0cm" fo:margin-bottom="0cm" style:contextual-spacing="false" fo:line-height="120%" fo:text-indent="1.27cm" style:auto-text-indent="false"/>
      <style:text-properties officeooo:paragraph-rsid="00016853"/>
    </style:style>
    <style:style style:name="P21" style:family="paragraph" style:parent-style-name="Body_20_A">
      <style:paragraph-properties fo:margin-left="0cm" fo:margin-right="0cm" fo:margin-top="0cm" fo:margin-bottom="0cm" style:contextual-spacing="false" fo:line-height="120%" fo:text-indent="1.27cm" style:auto-text-indent="false"/>
      <style:text-properties style:font-name="Times New Roman" fo:font-size="12pt" officeooo:paragraph-rsid="00016853" style:font-name-asian="Times New Roman1" style:font-size-asian="12pt" style:font-name-complex="Times New Roman1" style:font-size-complex="12pt"/>
    </style:style>
    <style:style style:name="P22" style:family="paragraph" style:parent-style-name="Body_20_A">
      <style:paragraph-properties fo:margin-left="0.794cm" fo:margin-right="0cm" fo:margin-top="0cm" fo:margin-bottom="0cm" style:contextual-spacing="false" fo:line-height="120%" fo:text-align="justify" style:justify-single-word="false" fo:text-indent="0cm" style:auto-text-indent="false"/>
      <style:text-properties officeooo:paragraph-rsid="00016853"/>
    </style:style>
    <style:style style:name="P23" style:family="paragraph" style:parent-style-name="Body_20_A">
      <style:paragraph-properties fo:margin-left="0.794cm" fo:margin-right="0cm" fo:margin-top="0cm" fo:margin-bottom="0cm" style:contextual-spacing="false" fo:line-height="120%" fo:text-indent="0cm" style:auto-text-indent="false"/>
      <style:text-properties officeooo:paragraph-rsid="00016853"/>
    </style:style>
    <style:style style:name="P24" style:family="paragraph" style:parent-style-name="Body_20_A">
      <style:paragraph-properties fo:margin-left="0.794cm" fo:margin-right="0cm" fo:margin-top="0cm" fo:margin-bottom="0cm" style:contextual-spacing="false" fo:line-height="120%" fo:text-align="justify" style:justify-single-word="false" fo:text-indent="0cm" style:auto-text-indent="false"/>
      <style:text-properties style:font-name="Times New Roman" officeooo:paragraph-rsid="00016853" style:font-name-complex="Times New Roman1"/>
    </style:style>
    <style:style style:name="P25" style:family="paragraph" style:parent-style-name="Body_20_A">
      <style:paragraph-properties fo:margin-top="0cm" fo:margin-bottom="0cm" style:contextual-spacing="false" fo:line-height="120%" fo:text-align="justify" style:justify-single-word="false"/>
      <style:text-properties officeooo:paragraph-rsid="00016853"/>
    </style:style>
    <style:style style:name="P26" style:family="paragraph" style:parent-style-name="Body_20_A">
      <style:paragraph-properties fo:margin-top="0cm" fo:margin-bottom="0cm" style:contextual-spacing="false" fo:line-height="120%"/>
      <style:text-properties officeooo:paragraph-rsid="00016853"/>
    </style:style>
    <style:style style:name="P27" style:family="paragraph" style:parent-style-name="Body_20_A">
      <style:paragraph-properties fo:margin-top="0cm" fo:margin-bottom="0cm" style:contextual-spacing="false"/>
      <style:text-properties officeooo:paragraph-rsid="00016853"/>
    </style:style>
    <style:style style:name="P28" style:family="paragraph" style:parent-style-name="Body_20_A">
      <style:paragraph-properties fo:margin-left="0.476cm" fo:margin-right="0cm" fo:margin-top="0cm" fo:margin-bottom="0cm" style:contextual-spacing="false" fo:line-height="120%" fo:text-align="justify" style:justify-single-word="false" fo:text-indent="0cm" style:auto-text-indent="false"/>
      <style:text-properties officeooo:paragraph-rsid="00016853"/>
    </style:style>
    <style:style style:name="P29" style:family="paragraph" style:parent-style-name="Body_20_A">
      <style:paragraph-properties fo:margin-left="0.476cm" fo:margin-right="0cm" fo:margin-top="0cm" fo:margin-bottom="0cm" style:contextual-spacing="false" fo:line-height="120%" fo:text-indent="0cm" style:auto-text-indent="false"/>
      <style:text-properties officeooo:paragraph-rsid="00016853"/>
    </style:style>
    <style:style style:name="P30" style:family="paragraph" style:parent-style-name="Body_20_A">
      <style:paragraph-properties fo:margin-left="0.635cm" fo:margin-right="0cm" fo:margin-top="0cm" fo:margin-bottom="0cm" style:contextual-spacing="false" fo:line-height="120%" fo:text-indent="-0.159cm" style:auto-text-indent="false">
        <style:tab-stops>
          <style:tab-stop style:position="0.635cm"/>
        </style:tab-stops>
      </style:paragraph-properties>
      <style:text-properties officeooo:paragraph-rsid="00016853"/>
    </style:style>
    <style:style style:name="P31" style:family="paragraph" style:parent-style-name="Body_20_A">
      <style:paragraph-properties fo:margin-left="0.635cm" fo:margin-right="0cm" fo:margin-top="0cm" fo:margin-bottom="0cm" style:contextual-spacing="false" fo:line-height="120%" fo:text-align="justify" style:justify-single-word="false" fo:text-indent="0.318cm" style:auto-text-indent="false"/>
      <style:text-properties officeooo:paragraph-rsid="00016853"/>
    </style:style>
    <style:style style:name="P32" style:family="paragraph" style:parent-style-name="Body_20_A">
      <style:paragraph-properties fo:margin-left="0.635cm" fo:margin-right="0cm" fo:margin-top="0cm" fo:margin-bottom="0cm" style:contextual-spacing="false" fo:line-height="120%" fo:text-indent="0.318cm" style:auto-text-indent="false"/>
      <style:text-properties officeooo:paragraph-rsid="00016853"/>
    </style:style>
    <style:style style:name="P33" style:family="paragraph" style:parent-style-name="Body_20_A">
      <style:paragraph-properties fo:margin-left="0.635cm" fo:margin-right="0cm" fo:margin-top="0cm" fo:margin-bottom="0cm" style:contextual-spacing="false" fo:line-height="120%" fo:text-align="center" style:justify-single-word="false" fo:text-indent="0.318cm" style:auto-text-indent="false"/>
      <style:text-properties style:font-name="Times New Roman" fo:font-size="12pt" officeooo:paragraph-rsid="00016853" style:font-name-asian="Times New Roman1" style:font-size-asian="12pt" style:font-name-complex="Times New Roman1" style:font-size-complex="12pt"/>
    </style:style>
    <style:style style:name="P34" style:family="paragraph" style:parent-style-name="Body_20_A">
      <style:paragraph-properties fo:margin-left="0.635cm" fo:margin-right="0cm" fo:margin-top="0cm" fo:margin-bottom="0cm" style:contextual-spacing="false" fo:line-height="120%" fo:text-align="justify" style:justify-single-word="false" fo:text-indent="0.318cm" style:auto-text-indent="false"/>
      <style:text-properties style:font-name="Times New Roman" fo:font-size="12pt" officeooo:paragraph-rsid="00016853" style:font-name-asian="Times New Roman1" style:font-size-asian="12pt" style:font-name-complex="Times New Roman1" style:font-size-complex="12pt"/>
    </style:style>
    <style:style style:name="P35" style:family="paragraph" style:parent-style-name="Body_20_A">
      <style:paragraph-properties fo:margin-left="0.953cm" fo:margin-right="0cm" fo:margin-top="0cm" fo:margin-bottom="0cm" style:contextual-spacing="false" fo:line-height="120%" fo:text-align="justify" style:justify-single-word="false" fo:text-indent="0cm" style:auto-text-indent="false"/>
      <style:text-properties officeooo:paragraph-rsid="00016853"/>
    </style:style>
    <style:style style:name="P36" style:family="paragraph" style:parent-style-name="Body_20_A">
      <style:paragraph-properties fo:margin-left="0.953cm" fo:margin-right="0cm" fo:margin-top="0cm" fo:margin-bottom="0cm" style:contextual-spacing="false" fo:line-height="120%" fo:text-align="justify" style:justify-single-word="false" fo:text-indent="0cm" style:auto-text-indent="false"/>
      <style:text-properties style:font-name="Times New Roman" fo:font-size="12pt" officeooo:paragraph-rsid="00016853" style:font-size-asian="12pt" style:font-name-complex="Times New Roman1" style:font-size-complex="12pt"/>
    </style:style>
    <style:style style:name="P37" style:family="paragraph" style:parent-style-name="Body_20_A">
      <style:paragraph-properties fo:margin-left="0.635cm" fo:margin-right="0cm" fo:margin-top="0cm" fo:margin-bottom="0cm" style:contextual-spacing="false" fo:line-height="120%" fo:text-align="justify" style:justify-single-word="false" fo:text-indent="0.635cm" style:auto-text-indent="false"/>
      <style:text-properties officeooo:paragraph-rsid="00016853"/>
    </style:style>
    <style:style style:name="P38" style:family="paragraph" style:parent-style-name="Body_20_A">
      <style:paragraph-properties fo:margin-left="0.635cm" fo:margin-right="0cm" fo:margin-top="0cm" fo:margin-bottom="0cm" style:contextual-spacing="false" fo:line-height="120%" fo:text-align="justify" style:justify-single-word="false" fo:text-indent="0.635cm" style:auto-text-indent="false"/>
      <style:text-properties style:font-name="Times New Roman" fo:font-size="12pt" officeooo:paragraph-rsid="00016853" style:font-size-asian="12pt" style:font-name-complex="Times New Roman1" style:font-size-complex="12pt"/>
    </style:style>
    <style:style style:name="P39" style:family="paragraph" style:parent-style-name="Body_20_A">
      <style:paragraph-properties fo:margin-left="0.635cm" fo:margin-right="0cm" fo:margin-top="0cm" fo:margin-bottom="0cm" style:contextual-spacing="false" fo:line-height="120%" fo:text-align="justify" style:justify-single-word="false" fo:text-indent="0.635cm" style:auto-text-indent="false"/>
      <style:text-properties style:font-name="Times New Roman" fo:font-size="12pt" fo:font-weight="bold" officeooo:paragraph-rsid="00016853" style:font-size-asian="12pt" style:font-weight-asian="bold" style:font-name-complex="Times New Roman1" style:font-size-complex="12pt" style:font-weight-complex="bold"/>
    </style:style>
    <style:style style:name="P40" style:family="paragraph" style:parent-style-name="Body_20_A">
      <style:paragraph-properties fo:margin-left="6.35cm" fo:margin-right="0cm" fo:margin-top="0cm" fo:margin-bottom="0cm" style:contextual-spacing="false" fo:line-height="120%" fo:text-align="justify" style:justify-single-word="false" fo:text-indent="0cm" style:auto-text-indent="false"/>
      <style:text-properties officeooo:paragraph-rsid="00016853"/>
    </style:style>
    <style:style style:name="P41" style:family="paragraph" style:parent-style-name="Body_20_A">
      <style:paragraph-properties fo:margin-top="0cm" fo:margin-bottom="0.282cm" style:contextual-spacing="false">
        <style:tab-stops>
          <style:tab-stop style:position="1.349cm"/>
          <style:tab-stop style:position="7.818cm" style:type="center"/>
        </style:tab-stops>
      </style:paragraph-properties>
      <style:text-properties officeooo:paragraph-rsid="00016853"/>
    </style:style>
    <style:style style:name="P42" style:family="paragraph" style:parent-style-name="Body_20_A">
      <style:paragraph-properties fo:margin-left="0.953cm" fo:margin-right="0cm" fo:margin-top="0cm" fo:margin-bottom="0cm" style:contextual-spacing="false" fo:line-height="120%" fo:text-indent="-0.318cm" style:auto-text-indent="false">
        <style:tab-stops>
          <style:tab-stop style:position="1.349cm"/>
          <style:tab-stop style:position="7.818cm" style:type="center"/>
        </style:tab-stops>
      </style:paragraph-properties>
      <style:text-properties style:font-name="Times New Roman" fo:font-size="12pt" fo:font-weight="bold" officeooo:paragraph-rsid="00016853" style:font-name-asian="Times New Roman1" style:font-size-asian="12pt" style:font-weight-asian="bold" style:font-name-complex="Times New Roman1" style:font-size-complex="12pt" style:font-weight-complex="bold"/>
    </style:style>
    <style:style style:name="P43" style:family="paragraph" style:parent-style-name="Body_20_A">
      <style:paragraph-properties fo:margin-left="3.81cm" fo:margin-right="0cm" fo:margin-top="0cm" fo:margin-bottom="0cm" style:contextual-spacing="false" fo:line-height="120%" fo:text-align="justify" style:justify-single-word="false" fo:text-indent="1.27cm" style:auto-text-indent="false"/>
      <style:text-properties officeooo:paragraph-rsid="00016853"/>
    </style:style>
    <style:style style:name="P44" style:family="paragraph" style:parent-style-name="Heading_20_1">
      <style:paragraph-properties fo:margin-top="0cm" fo:margin-bottom="0.353cm" style:contextual-spacing="false" fo:text-align="center" style:justify-single-word="false"/>
      <style:text-properties officeooo:paragraph-rsid="00016853"/>
    </style:style>
    <style:style style:name="P45" style:family="paragraph" style:parent-style-name="List_20_Paragraph" style:list-style-name="WWNum20">
      <style:paragraph-properties fo:margin-top="0cm" fo:margin-bottom="0cm" style:contextual-spacing="false"/>
      <style:text-properties officeooo:paragraph-rsid="00016853"/>
    </style:style>
    <style:style style:name="P46" style:family="paragraph" style:parent-style-name="List_20_Paragraph">
      <style:paragraph-properties fo:margin-top="0cm" fo:margin-bottom="0cm" style:contextual-spacing="false" fo:line-height="100%" fo:text-align="justify" style:justify-single-word="false"/>
      <style:text-properties fo:color="#000000" style:font-name="Times New Roman" fo:font-size="12pt" officeooo:paragraph-rsid="00016853" style:font-size-asian="12pt" style:font-name-complex="Times New Roman1" style:font-size-complex="12pt" style:font-weight-complex="bold"/>
    </style:style>
    <style:style style:name="P47" style:family="paragraph" style:parent-style-name="List_20_Paragraph">
      <style:paragraph-properties fo:margin-top="0cm" fo:margin-bottom="0cm" style:contextual-spacing="false"/>
      <style:text-properties fo:color="#000000" style:font-name="Times New Roman" fo:font-size="12pt" officeooo:paragraph-rsid="00016853" style:font-size-asian="12pt" style:font-name-complex="Times New Roman1" style:font-size-complex="12pt" style:font-weight-complex="bold"/>
    </style:style>
    <style:style style:name="P48" style:family="paragraph" style:parent-style-name="List_20_Paragraph" style:list-style-name="WWNum20">
      <style:paragraph-properties fo:margin-top="0cm" fo:margin-bottom="0cm" style:contextual-spacing="false" fo:line-height="100%" fo:text-align="justify" style:justify-single-word="false"/>
      <style:text-properties officeooo:paragraph-rsid="00016853"/>
    </style:style>
    <style:style style:name="P49" style:family="paragraph" style:parent-style-name="List_20_Paragraph">
      <style:paragraph-properties fo:margin-top="0cm" fo:margin-bottom="0cm" style:contextual-spacing="false" fo:line-height="120%" fo:text-align="justify" style:justify-single-word="false"/>
      <style:text-properties officeooo:paragraph-rsid="00016853"/>
    </style:style>
    <style:style style:name="P50" style:family="paragraph" style:parent-style-name="List_20_Paragraph">
      <style:paragraph-properties fo:margin-top="0cm" fo:margin-bottom="0cm" style:contextual-spacing="false" fo:line-height="120%" fo:text-align="justify" style:justify-single-word="false"/>
      <style:text-properties style:font-name="Times New Roman" fo:font-size="12pt" officeooo:paragraph-rsid="00016853" style:font-name-asian="Times New Roman1" style:font-size-asian="12pt" style:font-name-complex="Times New Roman1" style:font-size-complex="12pt"/>
    </style:style>
    <style:style style:name="P51" style:family="paragraph" style:parent-style-name="List_20_Paragraph">
      <style:paragraph-properties fo:margin-top="0cm" fo:margin-bottom="0cm" style:contextual-spacing="false" fo:line-height="120%"/>
      <style:text-properties style:font-name="Times New Roman" fo:font-size="12pt" officeooo:paragraph-rsid="00016853" style:font-name-asian="Times New Roman1" style:font-size-asian="12pt" style:font-name-complex="Times New Roman1" style:font-size-complex="12pt"/>
    </style:style>
    <style:style style:name="P52" style:family="paragraph" style:parent-style-name="List_20_Paragraph" style:list-style-name="WWNum51">
      <style:paragraph-properties fo:margin-top="0cm" fo:margin-bottom="0cm" style:contextual-spacing="false" fo:line-height="120%" fo:padding="0cm" fo:border="none"/>
      <style:text-properties officeooo:paragraph-rsid="00016853"/>
    </style:style>
    <style:style style:name="P53" style:family="paragraph" style:parent-style-name="List_20_Paragraph" style:list-style-name="WWNum51">
      <style:paragraph-properties fo:margin-top="0cm" fo:margin-bottom="0cm" style:contextual-spacing="false" fo:line-height="120%" fo:text-align="justify" style:justify-single-word="false" fo:padding="0cm" fo:border="none"/>
      <style:text-properties officeooo:paragraph-rsid="00016853"/>
    </style:style>
    <style:style style:name="P54" style:family="paragraph" style:parent-style-name="List_20_Paragraph" style:list-style-name="WWNum54">
      <style:paragraph-properties fo:margin-top="0cm" fo:margin-bottom="0cm" style:contextual-spacing="false" fo:line-height="120%" fo:text-align="justify" style:justify-single-word="false" fo:padding="0cm" fo:border="none"/>
      <style:text-properties officeooo:paragraph-rsid="00016853"/>
    </style:style>
    <style:style style:name="P55" style:family="paragraph" style:parent-style-name="List_20_Paragraph" style:list-style-name="WWNum58">
      <style:paragraph-properties fo:margin-top="0cm" fo:margin-bottom="0cm" style:contextual-spacing="false" fo:line-height="120%" fo:text-align="justify" style:justify-single-word="false" fo:padding="0cm" fo:border="none"/>
      <style:text-properties officeooo:paragraph-rsid="00016853"/>
    </style:style>
    <style:style style:name="P56" style:family="paragraph" style:parent-style-name="List_20_Paragraph" style:list-style-name="WWNum61">
      <style:paragraph-properties fo:margin-top="0cm" fo:margin-bottom="0cm" style:contextual-spacing="false" fo:line-height="120%" fo:text-align="justify" style:justify-single-word="false" fo:padding="0cm" fo:border="none"/>
      <style:text-properties officeooo:paragraph-rsid="00016853"/>
    </style:style>
    <style:style style:name="P57" style:family="paragraph" style:parent-style-name="List_20_Paragraph" style:list-style-name="WWNum21">
      <style:paragraph-properties fo:margin-top="0cm" fo:margin-bottom="0cm" style:contextual-spacing="false" fo:line-height="120%" fo:text-align="justify" style:justify-single-word="false" fo:padding="0cm" fo:border="none"/>
      <style:text-properties officeooo:paragraph-rsid="00016853"/>
    </style:style>
    <style:style style:name="P58" style:family="paragraph" style:parent-style-name="List_20_Paragraph" style:list-style-name="WWNum66">
      <style:paragraph-properties fo:margin-top="0cm" fo:margin-bottom="0cm" style:contextual-spacing="false" fo:line-height="120%" fo:text-align="justify" style:justify-single-word="false" fo:padding="0cm" fo:border="none"/>
      <style:text-properties officeooo:paragraph-rsid="00016853"/>
    </style:style>
    <style:style style:name="P59" style:family="paragraph" style:parent-style-name="List_20_Paragraph" style:list-style-name="WWNum67">
      <style:paragraph-properties fo:margin-top="0cm" fo:margin-bottom="0cm" style:contextual-spacing="false" fo:line-height="120%" fo:text-align="justify" style:justify-single-word="false" fo:padding="0cm" fo:border="none"/>
      <style:text-properties officeooo:paragraph-rsid="00016853"/>
    </style:style>
    <style:style style:name="P60" style:family="paragraph" style:parent-style-name="List_20_Paragraph" style:list-style-name="WWNum64">
      <style:paragraph-properties fo:margin-top="0cm" fo:margin-bottom="0cm" style:contextual-spacing="false" fo:line-height="120%" fo:text-align="justify" style:justify-single-word="false" fo:padding="0cm" fo:border="none"/>
      <style:text-properties officeooo:paragraph-rsid="00016853"/>
    </style:style>
    <style:style style:name="P61" style:family="paragraph" style:parent-style-name="List_20_Paragraph" style:list-style-name="WWNum69">
      <style:paragraph-properties fo:margin-top="0cm" fo:margin-bottom="0cm" style:contextual-spacing="false" fo:line-height="120%" fo:text-align="justify" style:justify-single-word="false" fo:padding="0cm" fo:border="none"/>
      <style:text-properties officeooo:paragraph-rsid="00016853"/>
    </style:style>
    <style:style style:name="P62" style:family="paragraph" style:parent-style-name="List_20_Paragraph" style:list-style-name="WWNum52">
      <style:paragraph-properties fo:margin-top="0cm" fo:margin-bottom="0cm" style:contextual-spacing="false" fo:line-height="120%" fo:padding="0cm" fo:border="none"/>
      <style:text-properties officeooo:paragraph-rsid="00016853"/>
    </style:style>
    <style:style style:name="P63" style:family="paragraph" style:parent-style-name="List_20_Paragraph" style:list-style-name="WWNum53">
      <style:paragraph-properties fo:margin-top="0cm" fo:margin-bottom="0cm" style:contextual-spacing="false" fo:line-height="120%" fo:padding="0cm" fo:border="none"/>
      <style:text-properties officeooo:paragraph-rsid="00016853"/>
    </style:style>
    <style:style style:name="P64" style:family="paragraph" style:parent-style-name="List_20_Paragraph" style:list-style-name="WWNum54">
      <style:paragraph-properties fo:margin-top="0cm" fo:margin-bottom="0cm" style:contextual-spacing="false" fo:line-height="120%" fo:padding="0cm" fo:border="none"/>
      <style:text-properties officeooo:paragraph-rsid="00016853"/>
    </style:style>
    <style:style style:name="P65" style:family="paragraph" style:parent-style-name="List_20_Paragraph" style:list-style-name="WWNum55">
      <style:paragraph-properties fo:margin-top="0cm" fo:margin-bottom="0cm" style:contextual-spacing="false" fo:line-height="120%" fo:padding="0cm" fo:border="none"/>
      <style:text-properties officeooo:paragraph-rsid="00016853"/>
    </style:style>
    <style:style style:name="P66" style:family="paragraph" style:parent-style-name="List_20_Paragraph" style:list-style-name="WWNum56">
      <style:paragraph-properties fo:margin-top="0cm" fo:margin-bottom="0cm" style:contextual-spacing="false" fo:line-height="120%" fo:padding="0cm" fo:border="none"/>
      <style:text-properties officeooo:paragraph-rsid="00016853"/>
    </style:style>
    <style:style style:name="P67" style:family="paragraph" style:parent-style-name="List_20_Paragraph" style:list-style-name="WWNum59">
      <style:paragraph-properties fo:margin-top="0cm" fo:margin-bottom="0cm" style:contextual-spacing="false" fo:line-height="120%" fo:padding="0cm" fo:border="none"/>
      <style:text-properties officeooo:paragraph-rsid="00016853"/>
    </style:style>
    <style:style style:name="P68" style:family="paragraph" style:parent-style-name="List_20_Paragraph" style:list-style-name="WWNum62">
      <style:paragraph-properties fo:margin-top="0cm" fo:margin-bottom="0cm" style:contextual-spacing="false" fo:line-height="120%" fo:padding="0cm" fo:border="none"/>
      <style:text-properties officeooo:paragraph-rsid="00016853"/>
    </style:style>
    <style:style style:name="P69" style:family="paragraph" style:parent-style-name="List_20_Paragraph" style:list-style-name="WWNum69">
      <style:paragraph-properties fo:margin-top="0cm" fo:margin-bottom="0cm" style:contextual-spacing="false" fo:line-height="120%" fo:text-align="justify" style:justify-single-word="false" fo:padding="0cm" fo:border="none"/>
      <style:text-properties officeooo:rsid="00016853" officeooo:paragraph-rsid="00016853"/>
    </style:style>
    <style:style style:name="P70" style:family="paragraph" style:parent-style-name="List_20_Paragraph">
      <style:paragraph-properties fo:margin-left="0.635cm" fo:margin-right="0cm" fo:margin-top="0cm" fo:margin-bottom="0cm" style:contextual-spacing="false" fo:line-height="120%" fo:text-align="justify" style:justify-single-word="false" fo:text-indent="0cm" style:auto-text-indent="false"/>
      <style:text-properties officeooo:paragraph-rsid="00016853"/>
    </style:style>
    <style:style style:name="P71" style:family="paragraph" style:parent-style-name="List_20_Paragraph">
      <style:paragraph-properties fo:margin-left="0.635cm" fo:margin-right="0cm" fo:margin-top="0cm" fo:margin-bottom="0cm" style:contextual-spacing="false" fo:line-height="120%" fo:text-indent="0cm" style:auto-text-indent="false"/>
      <style:text-properties officeooo:paragraph-rsid="00016853"/>
    </style:style>
    <style:style style:name="P72" style:family="paragraph" style:parent-style-name="List_20_Paragraph">
      <style:paragraph-properties fo:margin-left="0.635cm" fo:margin-right="0cm" fo:margin-top="0cm" fo:margin-bottom="0cm" style:contextual-spacing="false" fo:line-height="120%" fo:text-align="justify" style:justify-single-word="false" fo:text-indent="0cm" style:auto-text-indent="false"/>
      <style:text-properties style:font-name="Times New Roman" fo:font-size="12pt" officeooo:paragraph-rsid="00016853" style:font-name-asian="Times New Roman1" style:font-size-asian="12pt" style:font-name-complex="Times New Roman1" style:font-size-complex="12pt"/>
    </style:style>
    <style:style style:name="P73" style:family="paragraph" style:parent-style-name="List_20_Paragraph">
      <style:paragraph-properties fo:margin-left="0.635cm" fo:margin-right="0cm" fo:margin-top="0cm" fo:margin-bottom="0cm" style:contextual-spacing="false" fo:line-height="120%" fo:text-indent="0cm" style:auto-text-indent="false"/>
      <style:text-properties style:font-name="Times New Roman" fo:font-size="12pt" officeooo:paragraph-rsid="00016853" style:font-name-asian="Times New Roman1" style:font-size-asian="12pt" style:font-name-complex="Times New Roman1" style:font-size-complex="12pt"/>
    </style:style>
    <style:style style:name="P74" style:family="paragraph" style:parent-style-name="List_20_Paragraph" style:list-style-name="WWNum51">
      <style:paragraph-properties fo:margin-left="1.27cm" fo:margin-right="0cm" fo:margin-top="0cm" fo:margin-bottom="0cm" style:contextual-spacing="false" fo:line-height="120%" fo:text-indent="0cm" style:auto-text-indent="false" fo:padding="0cm" fo:border="none"/>
      <style:text-properties officeooo:paragraph-rsid="00016853"/>
    </style:style>
    <style:style style:name="P75" style:family="paragraph" style:parent-style-name="List_20_Paragraph">
      <style:paragraph-properties fo:margin-left="0cm" fo:margin-right="0cm" fo:margin-top="0cm" fo:margin-bottom="0cm" style:contextual-spacing="false" fo:line-height="120%" fo:text-align="justify" style:justify-single-word="false" fo:text-indent="0cm" style:auto-text-indent="false"/>
      <style:text-properties officeooo:paragraph-rsid="00016853"/>
    </style:style>
    <style:style style:name="P76" style:family="paragraph" style:parent-style-name="List_20_Paragraph">
      <style:paragraph-properties fo:margin-left="0.953cm" fo:margin-right="0cm" fo:margin-top="0cm" fo:margin-bottom="0cm" style:contextual-spacing="false" fo:text-indent="0cm" style:auto-text-indent="false"/>
      <style:text-properties officeooo:paragraph-rsid="00016853"/>
    </style:style>
    <style:style style:name="P77" style:family="paragraph" style:parent-style-name="List_20_Paragraph" style:list-style-name="WWNum21">
      <style:paragraph-properties fo:margin-top="0cm" fo:margin-bottom="0cm" style:contextual-spacing="true" fo:text-align="justify" style:justify-single-word="false"/>
      <style:text-properties officeooo:paragraph-rsid="00016853"/>
    </style:style>
    <style:style style:name="T1" style:family="text">
      <style:text-properties style:font-name="Times New Roman" fo:font-size="12pt" fo:language="fr" fo:country="FR" fo:font-style="italic" style:font-size-asian="12pt" style:font-style-asian="italic" style:font-name-complex="Times New Roman1" style:font-size-complex="12pt" style:font-style-complex="italic"/>
    </style:style>
    <style:style style:name="T2" style:family="text">
      <style:text-properties style:font-name="Times New Roman" fo:font-size="12pt" fo:language="fr" fo:country="FR" style:text-underline-style="solid" style:text-underline-width="auto" style:text-underline-color="font-color" fo:font-weight="bold" style:font-size-asian="12pt" style:font-weight-asian="bold" style:font-name-complex="Times New Roman1" style:font-size-complex="12pt" style:font-weight-complex="bold"/>
    </style:style>
    <style:style style:name="T3" style:family="text">
      <style:text-properties style:font-name="Times New Roman" fo:font-size="12pt" fo:language="fr" fo:country="FR" fo:font-weight="bold" style:font-size-asian="12pt" style:font-weight-asian="bold" style:font-name-complex="Times New Roman1" style:font-size-complex="12pt" style:font-weight-complex="bold"/>
    </style:style>
    <style:style style:name="T4" style:family="text">
      <style:text-properties style:font-name="Times New Roman" fo:font-size="12pt" fo:language="fr" fo:country="FR" style:font-size-asian="12pt" style:font-name-complex="Times New Roman1" style:font-size-complex="12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fo:font-style="italic" style:font-size-asian="12pt" style:font-style-asian="italic" style:font-name-complex="Times New Roman1" style:font-size-complex="12pt" style:font-style-complex="italic"/>
    </style:style>
    <style:style style:name="T7" style:family="text">
      <style:text-properties style:font-name="Times New Roman" fo:font-size="12pt" fo:font-style="italic" fo:font-weight="bold" style:font-size-asian="12pt" style:font-style-asian="italic" style:font-weight-asian="bold" style:font-name-complex="Times New Roman1" style:font-size-complex="12pt" style:font-style-complex="italic" style:font-weight-complex="bold"/>
    </style:style>
    <style:style style:name="T8"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T9" style:family="text">
      <style:text-properties style:font-name="Times New Roman" fo:font-size="12pt" fo:language="de" fo:country="DE" fo:font-style="italic" style:font-size-asian="12pt" style:font-style-asian="italic" style:font-name-complex="Times New Roman1" style:font-size-complex="12pt" style:font-style-complex="italic"/>
    </style:style>
    <style:style style:name="T10" style:family="text">
      <style:text-properties style:font-name="Times New Roman" fo:font-size="12pt" fo:language="de" fo:country="DE" style:font-size-asian="12pt" style:font-name-complex="Times New Roman1" style:font-size-complex="12pt"/>
    </style:style>
    <style:style style:name="T11" style:family="text">
      <style:text-properties style:font-name="Times New Roman" fo:font-size="12pt" fo:font-weight="bold" style:font-size-asian="12pt" style:font-weight-asian="bold" style:font-name-complex="Times New Roman1" style:font-size-complex="12pt" style:font-weight-complex="bold"/>
    </style:style>
    <style:style style:name="T12" style:family="text">
      <style:text-properties style:font-name="Times New Roman" fo:font-size="12pt" fo:language="nl" fo:country="NL" style:font-size-asian="12pt" style:font-name-complex="Times New Roman1" style:font-size-complex="12pt"/>
    </style:style>
    <style:style style:name="T13" style:family="text">
      <style:text-properties style:font-name="Times New Roman" fo:font-size="12pt" fo:language="nl" fo:country="NL" fo:font-style="italic" style:font-size-asian="12pt" style:font-style-asian="italic" style:font-name-complex="Times New Roman1" style:font-size-complex="12pt" style:font-style-complex="italic"/>
    </style:style>
    <style:style style:name="T14" style:family="text">
      <style:text-properties style:font-name="Times New Roman" fo:font-size="12pt" fo:language="it" fo:country="IT" fo:font-style="italic" style:font-size-asian="12pt" style:font-style-asian="italic" style:font-name-complex="Times New Roman1" style:font-size-complex="12pt" style:font-style-complex="italic"/>
    </style:style>
    <style:style style:name="T15" style:family="text">
      <style:text-properties style:font-name="Times New Roman" fo:font-size="12pt" fo:language="it" fo:country="IT" style:font-size-asian="12pt" style:font-name-complex="Times New Roman1" style:font-size-complex="12pt"/>
    </style:style>
    <style:style style:name="T16" style:family="text">
      <style:text-properties style:font-name="Times New Roman" fo:font-size="12pt" fo:language="it" fo:country="IT" style:text-underline-style="solid" style:text-underline-width="auto" style:text-underline-color="font-color" fo:font-weight="bold" style:font-size-asian="12pt" style:font-weight-asian="bold" style:font-name-complex="Times New Roman1" style:font-size-complex="12pt" style:font-weight-complex="bold"/>
    </style:style>
    <style:style style:name="T17" style:family="text">
      <style:text-properties style:font-name="Times New Roman" fo:font-size="12pt" fo:language="it" fo:country="IT" fo:font-weight="bold" style:font-size-asian="12pt" style:font-weight-asian="bold" style:font-name-complex="Times New Roman1" style:font-size-complex="12pt" style:font-weight-complex="bold"/>
    </style:style>
    <style:style style:name="T18" style:family="text">
      <style:text-properties style:font-name="Times New Roman" fo:font-size="12pt" fo:language="pt" fo:country="PT" fo:font-style="italic" style:font-size-asian="12pt" style:font-style-asian="italic" style:font-name-complex="Times New Roman1" style:font-size-complex="12pt" style:font-style-complex="italic"/>
    </style:style>
    <style:style style:name="T19" style:family="text">
      <style:text-properties style:font-name="Times New Roman" fo:font-size="12pt" style:font-name-asian="Times New Roman1" style:font-size-asian="12pt" style:font-name-complex="Times New Roman1" style:font-size-complex="12pt"/>
    </style:style>
    <style:style style:name="T20" style:family="text">
      <style:text-properties style:font-name="Times New Roman" style:font-name-complex="Times New Roman1"/>
    </style:style>
    <style:style style:name="T21" style:family="text">
      <style:text-properties style:font-name="Times New Roman" fo:font-size="11.5pt" style:font-size-asian="11.5pt" style:font-name-complex="Times New Roman1" style:font-size-complex="11.5pt"/>
    </style:style>
    <style:style style:name="T22"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23" style:family="text">
      <style:text-properties fo:color="#000000" style:font-name="Times New Roman" fo:font-size="12pt" style:font-size-asian="12pt" style:font-name-complex="Times New Roman1" style:font-size-complex="12pt" style:font-weight-complex="bold"/>
    </style:style>
    <style:style style:name="T24" style:family="text">
      <style:text-properties fo:color="#00000a" style:font-name="Times New Roman" fo:font-size="12pt" style:font-size-asian="12pt" style:font-name-complex="Times New Roman1" style:font-size-complex="12pt"/>
    </style:style>
    <style:style style:name="T25" style:family="text">
      <style:text-properties fo:color="#272727" style:font-name="Times New Roman" fo:font-size="12pt" style:text-underline-style="none"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2">LAB NO: 2<text:tab/><text:tab/><text:tab/><text:tab/><text:tab/><text:tab/><text:tab/><text:tab/>Date:</text:span></text:p>
      <text:h text:style-name="P44" text:outline-level="1"><text:span text:style-name="T24">ADVANCED UNIX SHELL COMMANDS</text:span></text:h>
      <text:p text:style-name="P1"><text:span text:style-name="T22">Objectives:</text:span></text:p>
      <text:list xml:id="list3668733543924011669" text:style-name="WWNum20">
        <text:list-item>
          <text:p text:style-name="P45"><text:span text:style-name="T23">To recall the UNIX shell, special characters and commands.</text:span></text:p>
        </text:list-item>
      </text:list>
      <text:p text:style-name="P47"/>
      <text:list xml:id="list150436451849554" text:continue-numbering="true" text:style-name="WWNum20">
        <text:list-item>
          <text:p text:style-name="P48"><text:span text:style-name="T23">To describe Unix commands. </text:span></text:p>
        </text:list-item>
      </text:list>
      <text:p text:style-name="P46"/>
      <text:list xml:id="list1202212295280181750" text:style-name="WWNum51">
        <text:list-item>
          <text:p text:style-name="P52"><text:span text:style-name="apple-converted-space"><text:span text:style-name="T8">Commands used to extract, sort, filter and process data</text:span></text:span></text:p>
          <text:list>
            <text:list-item>
              <text:p text:style-name="P52"><text:span text:style-name="apple-converted-space"><text:span text:style-name="T8">grep </text:span></text:span></text:p>
            </text:list-item>
          </text:list>
        </text:list-item>
      </text:list>
      <text:p text:style-name="P70"><text:span text:style-name="apple-converted-space"><text:span text:style-name="T5">grep is a command-line utility for searching plain-text data sets for lines matching a regular expression. grep was originally developed for the Unix operating system, but is available today for all Unix-like systems. Its name comes from the ed command g/re/p (globally search a regular expression and print), which has the same effect: doing a global search with the regular expression and printing all matching lines. Use grep –help to know the possible arguments for grep. </text:span></text:span></text:p>
      <text:p text:style-name="P10"><text:span text:style-name="apple-converted-space"><text:span text:style-name="T6">grep </text:span></text:span><text:span text:style-name="apple-converted-space"><text:span text:style-name="T5">&lt;someText&gt;</text:span></text:span><text:span text:style-name="apple-converted-space"><text:span text:style-name="T9"> <text:s/></text:span></text:span><text:span text:style-name="apple-converted-space"><text:span text:style-name="T5">&lt;fileName&gt;</text:span></text:span><text:span text:style-name="apple-converted-space"><text:span text:style-name="T9"> <text:s text:c="3"/></text:span></text:span><text:span text:style-name="apple-converted-space"><text:span text:style-name="T5">#search, case sensitive, for &lt;someText&gt; <text:s/>in &lt;filename&gt;, use -i <text:s/>for case insensitive search</text:span></text:span></text:p>
      <text:p text:style-name="P10"><text:span text:style-name="apple-converted-space"><text:span text:style-name="T6">grep -r</text:span></text:span><text:span text:style-name="apple-converted-space"><text:span text:style-name="T5"> &lt;text&gt; <text:s/>&lt;folderName&gt;/ <text:s text:c="3"/># search for file names with occurrence of the text</text:span></text:span></text:p>
      <text:p text:style-name="P13"/>
      <text:p text:style-name="P10"><text:span text:style-name="apple-converted-space"><text:span text:style-name="T11">With regular expressions:</text:span></text:span></text:p>
      <text:p text:style-name="P10"><text:span text:style-name="apple-converted-space"><text:span text:style-name="T6">grep -E</text:span></text:span><text:span text:style-name="apple-converted-space"><text:span text:style-name="T5"> <text:s/>^&lt;text&gt; <text:s/>&lt;fileName&gt; <text:s text:c="5"/>#search start of lines with the word text</text:span></text:span></text:p>
      <text:p text:style-name="P10"><text:span text:style-name="apple-converted-space"><text:span text:style-name="T6">grep -E</text:span></text:span><text:span text:style-name="apple-converted-space"><text:span text:style-name="T5"> <text:s/>&lt;0-4&gt; <text:s/>&lt;fileName&gt; <text:s text:c="8"/>#shows lines containing numbers 0-4</text:span></text:span></text:p>
      <text:p text:style-name="P19"><text:span text:style-name="apple-converted-space"><text:span text:style-name="T6">grep –E</text:span></text:span><text:span text:style-name="apple-converted-space"><text:span text:style-name="T5"> <text:s/>&lt;a-zA-Z&gt; &lt;fileName&gt; <text:s text:c="2"/># retrieve all lines with alphabetical letters.</text:span></text:span></text:p>
      <text:p text:style-name="P15"><text:span text:style-name="apple-converted-space"/></text:p>
      <text:p text:style-name="P14"><text:span text:style-name="apple-converted-space"/></text:p>
      <text:p text:style-name="P10"><text:span text:style-name="apple-converted-space"><text:span text:style-name="T2">usage</text:span></text:span></text:p>
      <text:p text:style-name="P6"><text:span text:style-name="apple-converted-space"><text:span text:style-name="T6">grep</text:span></text:span><text:span text:style-name="apple-converted-space"><text:span text:style-name="T5"> &lt;word&gt; &lt;filename&gt;</text:span></text:span></text:p>
      <text:p text:style-name="P6"><text:span text:style-name="apple-converted-space"><text:span text:style-name="T6">grep</text:span></text:span><text:span text:style-name="apple-converted-space"><text:span text:style-name="T5"> &lt;word&gt; file1 file2 file3</text:span></text:span></text:p>
      <text:p text:style-name="P6"><text:span text:style-name="apple-converted-space"><text:span text:style-name="T12">grep &lt; word1&gt; <text:s/>&lt;word2&gt; filename</text:span></text:span></text:p>
      <text:p text:style-name="P6"><text:span text:style-name="apple-converted-space"><text:span text:style-name="T14">cat</text:span></text:span><text:span text:style-name="apple-converted-space"><text:span text:style-name="T5"> &lt;otherfile&gt; | grep &lt;word&gt;</text:span></text:span></text:p>
      <text:p text:style-name="P6"><text:span text:style-name="apple-converted-space"><text:span text:style-name="T1">command</text:span></text:span><text:span text:style-name="apple-converted-space"><text:span text:style-name="T5"> | </text:span></text:span><text:span text:style-name="apple-converted-space"><text:span text:style-name="T6">grep</text:span></text:span><text:span text:style-name="apple-converted-space"><text:span text:style-name="T5"> &lt;something&gt;</text:span></text:span></text:p>
      <text:p text:style-name="P6"><text:span text:style-name="apple-converted-space"><text:span text:style-name="T6">grep</text:span></text:span><text:span text:style-name="apple-converted-space"><text:span text:style-name="T5"> </text:span></text:span><text:span text:style-name="apple-converted-space"><text:span text:style-name="T6">--color</text:span></text:span><text:span text:style-name="apple-converted-space"><text:span text:style-name="T12"> &lt; word&gt; &lt;filename&gt;</text:span></text:span></text:p>
      <text:p text:style-name="P6"><text:span text:style-name="apple-converted-space"><text:span text:style-name="T6">grep</text:span></text:span><text:span text:style-name="apple-converted-space"><text:span text:style-name="T5"> text <text:s/>*<text:tab/><text:tab/><text:tab/># * stands for all files in current directory</text:span></text:span></text:p>
      <text:p text:style-name="P10"><text:span text:style-name="apple-converted-space"><text:span text:style-name="T11">Examples:</text:span></text:span></text:p>
      <text:p text:style-name="P10"><text:span text:style-name="apple-converted-space"><text:span text:style-name="T5">$ </text:span></text:span><text:span text:style-name="apple-converted-space"><text:span text:style-name="T13">cat fruitlist.txt</text:span></text:span></text:p>
      <text:p text:style-name="P10"><text:span text:style-name="apple-converted-space"><text:span text:style-name="T15">apple</text:span></text:span></text:p>
      <text:p text:style-name="P10"><text:span text:style-name="apple-converted-space"><text:span text:style-name="T15">apples</text:span></text:span></text:p>
      <text:p text:style-name="P10"><text:span text:style-name="apple-converted-space"><text:span text:style-name="T15">pineapple</text:span></text:span></text:p>
      <text:p text:style-name="P10"><text:span text:style-name="apple-converted-space"><text:span text:style-name="T12">fruit-apple</text:span></text:span></text:p>
      <text:p text:style-name="P10"><text:span text:style-name="apple-converted-space"><text:span text:style-name="T5">banana</text:span></text:span></text:p>
      <text:p text:style-name="P10"><text:span text:style-name="apple-converted-space"><text:span text:style-name="T5">pear</text:span></text:span></text:p>
      <text:p text:style-name="P10"><text:span text:style-name="apple-converted-space"><text:span text:style-name="T5">peach</text:span></text:span></text:p>
      <text:p text:style-name="P10"><text:span text:style-name="apple-converted-space"><text:span text:style-name="T5">orange</text:span></text:span></text:p>
      <text:p text:style-name="P16"><text:soft-page-break/></text:p>
      <text:p text:style-name="P10"><text:span text:style-name="apple-converted-space"><text:span text:style-name="T6">$ grep apple fruitlist.txt</text:span></text:span></text:p>
      <text:p text:style-name="P10"><text:span text:style-name="apple-converted-space"><text:span text:style-name="T15">apple</text:span></text:span></text:p>
      <text:p text:style-name="P10"><text:span text:style-name="apple-converted-space"><text:span text:style-name="T15">apples</text:span></text:span></text:p>
      <text:p text:style-name="P10"><text:span text:style-name="apple-converted-space"><text:span text:style-name="T15">pineapple</text:span></text:span></text:p>
      <text:p text:style-name="P10"><text:span text:style-name="apple-converted-space"><text:span text:style-name="T12">fruit-apple</text:span></text:span></text:p>
      <text:p text:style-name="P16"/>
      <text:p text:style-name="P10"><text:span text:style-name="apple-converted-space"><text:span text:style-name="T6">$ grep -x apple fruitlist.txt</text:span></text:span><text:span text:style-name="apple-converted-space"><text:span text:style-name="T5"> <text:s/><text:tab/><text:tab/># match whole line</text:span></text:span></text:p>
      <text:p text:style-name="P10"><text:span text:style-name="apple-converted-space"><text:span text:style-name="T15">apple</text:span></text:span></text:p>
      <text:p text:style-name="P17"><text:span text:style-name="apple-converted-space"/></text:p>
      <text:p text:style-name="P10"><text:span text:style-name="apple-converted-space"><text:span text:style-name="T6">$ grep ^p fruitlist.txt</text:span></text:span></text:p>
      <text:p text:style-name="P10"><text:span text:style-name="apple-converted-space"><text:span text:style-name="T15">pineapple</text:span></text:span></text:p>
      <text:p text:style-name="P10"><text:span text:style-name="apple-converted-space"><text:span text:style-name="T5">pear</text:span></text:span></text:p>
      <text:p text:style-name="P10"><text:span text:style-name="apple-converted-space"><text:span text:style-name="T5">peach</text:span></text:span></text:p>
      <text:p text:style-name="P19"><text:span text:style-name="apple-converted-space"><text:span text:style-name="T6">$ grep -v apple fruitlist.txt</text:span></text:span><text:span text:style-name="apple-converted-space"><text:span text:style-name="T5"><text:tab/><text:tab/>#print unmatched lines</text:span></text:span></text:p>
      <text:p text:style-name="P20"><text:span text:style-name="apple-converted-space"><text:span text:style-name="T5">banana</text:span></text:span></text:p>
      <text:p text:style-name="P20"><text:span text:style-name="apple-converted-space"><text:span text:style-name="T5">pear</text:span></text:span></text:p>
      <text:p text:style-name="P20"><text:span text:style-name="apple-converted-space"><text:span text:style-name="T5">peach</text:span></text:span></text:p>
      <text:p text:style-name="P20"><text:span text:style-name="apple-converted-space"><text:span text:style-name="T5">orange</text:span></text:span></text:p>
      <text:p text:style-name="P21"/>
      <text:list xml:id="list150435847650025" text:continue-numbering="true" text:style-name="WWNum51">
        <text:list-item>
          <text:list>
            <text:list-item>
              <text:p text:style-name="P52"><text:span text:style-name="T11">sort </text:span></text:p>
            </text:list-item>
          </text:list>
        </text:list-item>
      </text:list>
      <text:p text:style-name="P70"><text:span text:style-name="apple-converted-space"><text:span text:style-name="T5">sort is a program that prints the lines of its input or concatenation of all files listed in its argument list in sorted order. Sorting is done based on one or more sort keys extracted from each line of input. By default, the entire input is taken as sort key. Blank space is the default field separator. Note: Sort doesn’t modify the input file content.</text:span></text:span></text:p>
      <text:p text:style-name="P49"><text:span text:style-name="apple-converted-space"><text:span text:style-name="T6">sort </text:span></text:span><text:span text:style-name="apple-converted-space"><text:span text:style-name="T5">&lt;any number of filenames&gt;<text:tab/><text:tab/>#sort the content of file(s)</text:span></text:span></text:p>
      <text:p text:style-name="P49"><text:span text:style-name="apple-converted-space"><text:span text:style-name="T6">sort </text:span></text:span><text:span text:style-name="apple-converted-space"><text:span text:style-name="T5">&lt;fileName&gt; <text:tab/> <text:tab/><text:tab/><text:tab/>#sort alphabetically</text:span></text:span></text:p>
      <text:p text:style-name="P49"><text:span text:style-name="apple-converted-space"><text:span text:style-name="T6">sort -o </text:span></text:span><text:span text:style-name="apple-converted-space"><text:span text:style-name="T5">&lt;file&gt; &lt;outputFile&gt; <text:tab/><text:tab/><text:tab/>#write result to a file</text:span></text:span></text:p>
      <text:p text:style-name="P49"><text:span text:style-name="apple-converted-space"><text:span text:style-name="T6">sort -r </text:span></text:span><text:span text:style-name="apple-converted-space"><text:span text:style-name="T5">&lt;fileName&gt; <text:tab/><text:tab/><text:tab/><text:tab/>#sort in reverse order</text:span></text:span></text:p>
      <text:p text:style-name="P49"><text:span text:style-name="apple-converted-space"><text:span text:style-name="T6">sort -n </text:span></text:span><text:span text:style-name="apple-converted-space"><text:span text:style-name="T5">&lt;fileName&gt; <text:tab/><text:tab/><text:tab/><text:tab/>#sort numbers</text:span></text:span></text:p>
      <text:p text:style-name="P50"/>
      <text:list xml:id="list150435574324212" text:continue-numbering="true" text:style-name="WWNum51">
        <text:list-item>
          <text:list>
            <text:list-item>
              <text:p text:style-name="P53"><text:span text:style-name="T11"><text:s/>wc (word count)</text:span></text:p>
            </text:list-item>
          </text:list>
        </text:list-item>
      </text:list>
      <text:p text:style-name="P22"><text:span text:style-name="apple-converted-space"><text:span text:style-name="T5">This shell command can be used to print the number of lines words in the input file/s.</text:span></text:span></text:p>
      <text:p text:style-name="P49"><text:span text:style-name="apple-converted-space"><text:span text:style-name="T6">$wc</text:span></text:span><text:span text:style-name="apple-converted-space"><text:span text:style-name="T5"> &lt;fileName&gt; #Number of lines, number of words, byte size of &lt;fileName&gt;.</text:span></text:span></text:p>
      <text:p text:style-name="P49"><text:span text:style-name="apple-converted-space"><text:span text:style-name="T5">Other arguments includes: -l (lines), -w (words), -c (byte size), -m</text:span></text:span></text:p>
      <text:p text:style-name="P7"><text:span text:style-name="apple-converted-space"><text:span text:style-name="T6">$ wc *</text:span></text:span><text:span text:style-name="apple-converted-space"><text:span text:style-name="T5"> : counts for all files in the current directory.</text:span></text:span></text:p>
      <text:p text:style-name="P8"><text:span text:style-name="apple-converted-space"/></text:p>
      <text:list xml:id="list3625252257835514080" text:style-name="WWNum52">
        <text:list-item>
          <text:list>
            <text:list-item>
              <text:p text:style-name="P62"><text:span text:style-name="T11"><text:s text:c="3"/>cut </text:span></text:p>
            </text:list-item>
          </text:list>
        </text:list-item>
      </text:list>
      <text:p text:style-name="P70"><text:span text:style-name="apple-converted-space"><text:span text:style-name="T5">cut is a data filter: it extracts columns from tabular data. If you supply the numbers of columns you want to extract from the input, cut prints only those columns on the standard output. Columns can be character positions or—relevant in this example—fields that are separated by TAB characters (default delimiter) or other delimiters. </text:span></text:span></text:p>
      <text:p text:style-name="P70"><text:span text:style-name="apple-converted-space"><text:span text:style-name="T11">Examples</text:span></text:span></text:p>
      <text:p text:style-name="P11"><text:soft-page-break/><text:span text:style-name="apple-converted-space"><text:span text:style-name="T9">ls <text:s/></text:span></text:span><text:span text:style-name="apple-converted-space"><text:span text:style-name="T6">–l <text:s/>| cut –d “-“ </text:span></text:span><text:span text:style-name="apple-converted-space"><text:span text:style-name="T9">-f <text:s/>2</text:span></text:span><text:span text:style-name="apple-converted-space"><text:span text:style-name="T5"><text:tab/> #-d specifies the delimiter and default delimiter is tab. The permission for the group for the files can be obtained using this statement</text:span></text:span></text:p>
      <text:p text:style-name="P11"><text:span text:style-name="apple-converted-space"><text:span text:style-name="T6">cut –</text:span></text:span><text:span text:style-name="apple-converted-space"><text:span text:style-name="T18">c 1-3 record.txt</text:span></text:span><text:span text:style-name="apple-converted-space"><text:span text:style-name="T5"> <text:s/><text:tab/> # -c specifies characters to be extracted</text:span></text:span></text:p>
      <text:p text:style-name="P19"><text:span text:style-name="apple-converted-space"><text:span text:style-name="T18">cut -c1,4,7<text:tab/>record.txt</text:span></text:span><text:span text:style-name="apple-converted-space"><text:span text:style-name="T10"> <text:s/><text:tab/></text:span></text:span><text:span text:style-name="apple-converted-space"><text:span text:style-name="T6"> </text:span></text:span><text:span text:style-name="apple-converted-space"><text:span text:style-name="T5">#characters 1, 4, and 7</text:span></text:span></text:p>
      <text:p text:style-name="P19"><text:span text:style-name="apple-converted-space"><text:span text:style-name="T14">cut -c1-3,8 record.txt</text:span></text:span><text:span text:style-name="apple-converted-space"><text:span text:style-name="T5"> <text:s/><text:tab/> #characters 1 thru 3, and 8</text:span></text:span></text:p>
      <text:p text:style-name="P19"><text:span text:style-name="apple-converted-space"><text:span text:style-name="T6">cut -c3- <text:s text:c="2"/>record.txt</text:span></text:span><text:span text:style-name="apple-converted-space"><text:span text:style-name="T5"> <text:s/><text:tab/> #characters 3 thru last</text:span></text:span></text:p>
      <text:p text:style-name="P10"><text:span text:style-name="apple-converted-space"><text:span text:style-name="T6">cut –</text:span></text:span><text:span text:style-name="apple-converted-space"><text:span text:style-name="T14">f 1,4,7 <text:s/>record.txt</text:span></text:span><text:span text:style-name="apple-converted-space"><text:span text:style-name="T5"> <text:s/><text:tab/>#tab-separated fields 1, 4, and 7 #-f specifies fields to be extracted.</text:span></text:span></text:p>
      <text:p text:style-name="P18"><text:span text:style-name="apple-converted-space"/></text:p>
      <text:list xml:id="list2863732689346011715" text:style-name="WWNum53">
        <text:list-item>
          <text:list>
            <text:list-item>
              <text:p text:style-name="P63"><text:span text:style-name="T11">sed <text:s/>(stream editor)</text:span></text:p>
            </text:list-item>
          </text:list>
        </text:list-item>
      </text:list>
      <text:p text:style-name="P28"><text:span text:style-name="apple-converted-space"><text:span text:style-name="T5">sed performs basic text transformations on an input stream (a file or input from a pipeline) in a single pass through the stream, so it is very efficient. However, it is sed's ability to filter text in a pipeline which particularly distinguishes it from other types of editor.</text:span></text:span></text:p>
      <text:p text:style-name="P28"><text:span text:style-name="apple-converted-space"><text:span text:style-name="T7">sed</text:span></text:span><text:span text:style-name="apple-converted-space"><text:span text:style-name="T11"> basics</text:span></text:span></text:p>
      <text:p text:style-name="P28"><text:span text:style-name="apple-converted-space"><text:span text:style-name="T5">sed can be used at the command-line, or within a shell script, to edit a file non-interactively. Perhaps the most useful feature is to do a 'search-and-replace' for one string to another. You can embed your sed commands into the command-line that invokes sed using the '-e' option, or put them in a separate file e.g. 'sed.in' and invoke sed using the '-f sed.in' option. This latter option is most used if the sed commands are complex and involve lots of regexps! </text:span></text:span></text:p>
      <text:p text:style-name="P28"><text:span text:style-name="apple-converted-space"><text:span text:style-name="T5">For instance</text:span></text:span><text:span text:style-name="apple-converted-space"><text:span text:style-name="T6">: sed -e 's/input/output/' my_file</text:span></text:span></text:p>
      <text:p text:style-name="P28"><text:span text:style-name="apple-converted-space"><text:span text:style-name="T5">will echo every line from my_file to standard output, changing the first occurrence of 'input' on each line into 'output'. sed is line-oriented, so if you wish to change every occurrence on each line, then you need to make it a 'greedy' search &amp; replace like so:</text:span></text:span></text:p>
      <text:p text:style-name="P29"><text:span text:style-name="apple-converted-space"><text:span text:style-name="T6">sed -e 's/input/output/g' my_file <text:s text:c="3"/># g stands for global</text:span></text:span></text:p>
      <text:p text:style-name="P28"><text:span text:style-name="apple-converted-space"><text:span text:style-name="T5">By default the output is written to stdout. You may redirect this to a new file, or if you want to edit the existing file in place you should use the </text:span></text:span><text:span text:style-name="apple-converted-space"><text:span text:style-name="T6">-i</text:span></text:span><text:span text:style-name="apple-converted-space"><text:span text:style-name="T5"> flag:</text:span></text:span></text:p>
      <text:p text:style-name="P29"><text:span text:style-name="apple-converted-space"><text:span text:style-name="T6">sed -e 's/input/output/' my_file &gt; new_file</text:span></text:span></text:p>
      <text:p text:style-name="P29"><text:span text:style-name="apple-converted-space"><text:span text:style-name="T6">sed -i -e 's/input/output/' my_file</text:span></text:span></text:p>
      <text:p text:style-name="P29"><text:span text:style-name="apple-converted-space"><text:span text:style-name="T7">sed</text:span></text:span><text:span text:style-name="apple-converted-space"><text:span text:style-name="T11"> and regexps</text:span></text:span></text:p>
      <text:p text:style-name="P28"><text:span text:style-name="apple-converted-space"><text:span text:style-name="T5">What if one of the characters you wish to use in the search command is a special symbol, like </text:span></text:span><text:span text:style-name="apple-converted-space"><text:span text:style-name="T6">/</text:span></text:span><text:span text:style-name="apple-converted-space"><text:span text:style-name="T5"> (e.g. in a filename) or </text:span></text:span><text:span text:style-name="apple-converted-space"><text:span text:style-name="T6">*</text:span></text:span><text:span text:style-name="apple-converted-space"><text:span text:style-name="T5"> etc? Then you must escape the symbol just as for grep (and awk). Say you want to edit a shell scripts to refer to /usr/local/bin and not /bin any more, then you could do this</text:span></text:span></text:p>
      <text:p text:style-name="P29"><text:span text:style-name="apple-converted-space"><text:span text:style-name="T6">sed -e 's/\/bin/\/usr\/local\/bin/' my_script &gt; new_script</text:span></text:span></text:p>
      <text:p text:style-name="P28"><text:span text:style-name="apple-converted-space"><text:span text:style-name="T5">What if you want to use a wildcard as part of your search – how do you write the output string? You need to use the special symbol '</text:span></text:span><text:span text:style-name="apple-converted-space"><text:span text:style-name="T6">&amp;</text:span></text:span><text:span text:style-name="apple-converted-space"><text:span text:style-name="T5">' which corresponds to the pattern found. So say you want to take every line that starts with a number in your file and surround that number by parentheses:</text:span></text:span></text:p>
      <text:p text:style-name="P30"><text:span text:style-name="apple-converted-space"><text:span text:style-name="T6">sed -e 's/[0-9]*/(&amp;)/' my_file</text:span></text:span></text:p>
      <text:p text:style-name="P29"><text:span text:style-name="apple-converted-space"><text:span text:style-name="T5">where [0-9] is a regexp range for all single digit numbers, and the '*' is a repeat count, means any number of digits.</text:span></text:span></text:p>
      <text:p text:style-name="P29"><text:span text:style-name="apple-converted-space"><text:span text:style-name="T11">Other </text:span></text:span><text:span text:style-name="apple-converted-space"><text:span text:style-name="T7">sed</text:span></text:span><text:span text:style-name="apple-converted-space"><text:span text:style-name="T3"> commands</text:span></text:span></text:p>
      <text:p text:style-name="P29"><text:span text:style-name="apple-converted-space"><text:span text:style-name="T5">The general form is<text:tab/></text:span></text:span><text:span text:style-name="apple-converted-space"><text:span text:style-name="T6">sed -e '/pattern/ command' my_file</text:span></text:span></text:p>
      <text:p text:style-name="P28"><text:span text:style-name="apple-converted-space"><text:span text:style-name="T5">where 'pattern' is a regexp and 'command' can be one of 's' = search &amp; replace, or 'p' = print, or 'd' =delete, or 'i'=insert, or 'a'=append, etc. Note that the default action is to print all lines that do not match anyway, so if you want to suppress this you need to invoke sed with the '-n' flag and then </text:span></text:span><text:soft-page-break/><text:span text:style-name="apple-converted-space"><text:span text:style-name="T5">you can use the 'p' command to control what is printed. So if you want to do a listing of all the subdirectories you could use below statement, as ls –l includes “d” at the start while listing the subdirectories.</text:span></text:span></text:p>
      <text:p text:style-name="P29"><text:span text:style-name="apple-converted-space"><text:span text:style-name="T6">ls -l | sed -n -e '/^d/ p'</text:span></text:span></text:p>
      <text:p text:style-name="P29"><text:span text:style-name="apple-converted-space"><text:span text:style-name="T5">Below statement, deletes all lines that start with the comment symbol '#' in my_file.</text:span></text:span></text:p>
      <text:p text:style-name="P29"><text:span text:style-name="apple-converted-space"><text:span text:style-name="T6">sed -e '/^#/ d' my_file</text:span></text:span></text:p>
      <text:p text:style-name="P10"><text:span text:style-name="apple-converted-space"><text:span text:style-name="T5">You can also use the range form</text:span></text:span></text:p>
      <text:p text:style-name="P10"><text:span text:style-name="apple-converted-space"><text:span text:style-name="T6">sed -e '1,100 command' my_file</text:span></text:span></text:p>
      <text:p text:style-name="P11"><text:span text:style-name="apple-converted-space"><text:span text:style-name="T5">to execute 'command' on lines 1,100. You can also use the special line number '$' to mean 'end of file'. For example below statement deletes all but the first 10 lines of a file.</text:span></text:span></text:p>
      <text:p text:style-name="P10"><text:span text:style-name="apple-converted-space"><text:span text:style-name="T6">sed -e '11,$ d' my_file</text:span></text:span></text:p>
      <text:p text:style-name="P17"><text:span text:style-name="apple-converted-space"/></text:p>
      <text:list xml:id="list2693126423044379005" text:style-name="WWNum54">
        <text:list-item>
          <text:list>
            <text:list-item>
              <text:p text:style-name="P64"><text:span text:style-name="apple-converted-space"><text:span text:style-name="T11">tr (translate)</text:span></text:span></text:p>
            </text:list-item>
          </text:list>
        </text:list-item>
      </text:list>
      <text:p text:style-name="P10"><text:span text:style-name="apple-converted-space"><text:span text:style-name="T5">The </text:span></text:span><text:span text:style-name="apple-converted-space"><text:span text:style-name="T6">tr</text:span></text:span><text:span text:style-name="apple-converted-space"><text:span text:style-name="T5"> filter is used to translate one set of characters from the standard inputs to another.</text:span></text:span></text:p>
      <text:p text:style-name="P10"><text:span text:style-name="apple-converted-space"><text:span text:style-name="T11">Examples:</text:span></text:span><text:span text:style-name="apple-converted-space"><text:span text:style-name="T5"> </text:span></text:span></text:p>
      <text:p text:style-name="P10"><text:span text:style-name="apple-converted-space"><text:span text:style-name="T6">$tr “</text:span></text:span><text:span text:style-name="apple-converted-space"><text:span text:style-name="T18">[a-z]</text:span></text:span><text:span text:style-name="apple-converted-space"><text:span text:style-name="T6">” “</text:span></text:span><text:span text:style-name="apple-converted-space"><text:span text:style-name="T18">[A-Z]</text:span></text:span><text:span text:style-name="apple-converted-space"><text:span text:style-name="T6">” <text:s/></text:span></text:span><text:span text:style-name="apple-converted-space"><text:span text:style-name="T14">&lt; filename <text:s text:c="2"/></text:span></text:span><text:span text:style-name="apple-converted-space"><text:span text:style-name="T5">#maps all lowercase characters in filename to uppercase. Content of the file is not changed.</text:span></text:span></text:p>
      <text:p text:style-name="P23"><text:span text:style-name="apple-converted-space"><text:span text:style-name="T13">tr 'abcd' 'jkmn'</text:span></text:span><text:span text:style-name="apple-converted-space"><text:span text:style-name="T5"><text:tab/><text:tab/>#maps all characters a to j, b to k, c to m, and d to n.</text:span></text:span></text:p>
      <text:p text:style-name="P23"><text:span text:style-name="apple-converted-space"><text:span text:style-name="T5">The character set may be abbreviated by using character ranges. The previous example could be written: </text:span></text:span><text:span text:style-name="apple-converted-space"><text:span text:style-name="T13">tr 'a-d' 'jkmn'</text:span></text:span></text:p>
      <text:p text:style-name="P23"><text:span text:style-name="apple-converted-space"><text:span text:style-name="T5">The s flag (suppress) causes tr to compress sequences of identical adjacent characters in its output to a single token. For example,</text:span></text:span></text:p>
      <text:p text:style-name="P23"><text:span text:style-name="apple-converted-space"><text:span text:style-name="T1">tr -s '\n'</text:span></text:span><text:span text:style-name="apple-converted-space"><text:span text:style-name="T7"><text:tab/></text:span></text:span><text:span text:style-name="apple-converted-space"><text:span text:style-name="T11">#</text:span></text:span><text:span text:style-name="apple-converted-space"><text:span text:style-name="T5">replaces sequences of one or more newline characters with a single newline.</text:span></text:span></text:p>
      <text:p text:style-name="P22"><text:span text:style-name="apple-converted-space"><text:span text:style-name="T5">The d flag causes tr to delete all tokens of the specified set of characters from its input. The </text:span></text:span><text:span text:style-name="apple-converted-space"><text:span text:style-name="T13">tr -d '\r' </text:span></text:span><text:span text:style-name="apple-converted-space"><text:span text:style-name="T5">statement removes carriage return characters. </text:span></text:span></text:p>
      <text:p text:style-name="P22"><text:span text:style-name="apple-converted-space"><text:span text:style-name="T5">The c flag indicates the complement of the first set of characters. The invocation</text:span></text:span></text:p>
      <text:p text:style-name="P22"><text:span text:style-name="apple-converted-space"><text:span text:style-name="T6">tr -cd '[:alnum:]'</text:span></text:span><text:span text:style-name="apple-converted-space"><text:span text:style-name="T5"> therefore removes all non-alphanumeric characters.</text:span></text:span></text:p>
      <text:p text:style-name="P24"/>
      <text:p text:style-name="P24"/>
      <text:p text:style-name="P24"/>
      <text:p text:style-name="P24"/>
      <text:list xml:id="list150436337495154" text:continue-list="list150435574324212" text:style-name="WWNum51">
        <text:list-item>
          <text:p text:style-name="P52"><text:span text:style-name="apple-converted-space"><text:span text:style-name="T8">Process management commands</text:span></text:span></text:p>
        </text:list-item>
      </text:list>
      <text:list xml:id="list5468296210637535423" text:style-name="WWNum55">
        <text:list-item>
          <text:list>
            <text:list-item>
              <text:p text:style-name="P65"><text:span text:style-name="T11">ps</text:span></text:p>
            </text:list-item>
          </text:list>
        </text:list-item>
      </text:list>
      <text:p text:style-name="P70"><text:span text:style-name="apple-converted-space"><text:span text:style-name="T5">The </text:span></text:span><text:span text:style-name="apple-converted-space"><text:span text:style-name="T6">ps</text:span></text:span><text:span text:style-name="apple-converted-space"><text:span text:style-name="T5"> command (short for "process status") displays the currently-running processes. </text:span></text:span><text:span text:style-name="apple-converted-space"><text:span text:style-name="T6">ps</text:span></text:span><text:span text:style-name="apple-converted-space"><text:span text:style-name="T5"> command displays process id (PID), TTY (Terminal associated with the process), time The amount of CPU time used by the process and command name (CMD). For example: </text:span></text:span></text:p>
      <text:p text:style-name="P71"><text:span text:style-name="apple-converted-space"><text:span text:style-name="T5">$ </text:span></text:span><text:span text:style-name="apple-converted-space"><text:span text:style-name="T6">ps</text:span></text:span></text:p>
      <text:p text:style-name="P71"><text:span text:style-name="apple-converted-space"><text:span text:style-name="T5"><text:s text:c="2"/>PID <text:tab/>TTY <text:s text:c="9"/><text:tab/>TIME <text:tab/><text:tab/>CMD</text:span></text:span></text:p>
      <text:p text:style-name="P71"><text:span text:style-name="apple-converted-space"><text:span text:style-name="T5"><text:s/>7431 <text:tab/>pts/0 <text:s text:c="3"/><text:tab/><text:tab/>00:00:00 <text:tab/>su</text:span></text:span></text:p>
      <text:p text:style-name="P71"><text:span text:style-name="apple-converted-space"><text:span text:style-name="T5"><text:s/>7434 <text:tab/>pts/0 <text:s text:c="3"/><text:tab/><text:tab/>00:00:00 <text:tab/>bash</text:span></text:span></text:p>
      <text:p text:style-name="P71"><text:span text:style-name="apple-converted-space"><text:span text:style-name="T5">18585 <text:tab/>pts/0 <text:s text:c="2"/><text:tab/><text:tab/>00:00:00 <text:tab/>ps</text:span></text:span></text:p>
      <text:p text:style-name="P73"/>
      <text:list xml:id="list150435764071737" text:continue-numbering="true" text:style-name="WWNum55">
        <text:list-item>
          <text:list>
            <text:list-item>
              <text:p text:style-name="P65"><text:span text:style-name="T11">kill</text:span></text:p>
            </text:list-item>
          </text:list>
        </text:list-item>
      </text:list>
      <text:p text:style-name="P70"><text:span text:style-name="apple-converted-space"><text:span text:style-name="T6">kill</text:span></text:span><text:span text:style-name="apple-converted-space"><text:span text:style-name="T5"> is a command that is used in several popular operating systems to send signals to running </text:span></text:span><text:soft-page-break/><text:span text:style-name="apple-converted-space"><text:span text:style-name="T5">processes in order to request the termination of the process. The signals in which users are generally most interested are SIGTERM and SIGKILL. The SIGTERM signal is sent to a process to request its termination. Unlike the SIGKILL signal, it can be caught and interpreted or ignored by the process. This allows the process to perform nice termination releasing resources and saving state if appropriate. The SIGKILL signal is sent to a process to cause it to terminate immediately (kill). <text:s/>This signal cannot be caught or ignored, and the receiving process cannot perform any clean-up upon receiving this signal.</text:span></text:span></text:p>
      <text:p text:style-name="P70"><text:span text:style-name="apple-converted-space"><text:span text:style-name="T11">Examples:</text:span></text:span></text:p>
      <text:p text:style-name="P70"><text:span text:style-name="apple-converted-space"><text:span text:style-name="T5">A process can be sent a SIGTERM signal in four ways (the process ID is '1234' in this case):</text:span></text:span></text:p>
      <text:p text:style-name="P49"><text:span text:style-name="apple-converted-space"><text:span text:style-name="T5">kill 1234</text:span></text:span></text:p>
      <text:p text:style-name="P49"><text:span text:style-name="apple-converted-space"><text:span text:style-name="T5">kill -s TERM 1234</text:span></text:span></text:p>
      <text:p text:style-name="P49"><text:span text:style-name="apple-converted-space"><text:span text:style-name="T5">kill -TERM 1234</text:span></text:span></text:p>
      <text:p text:style-name="P49"><text:span text:style-name="apple-converted-space"><text:span text:style-name="T5">kill -15 1234</text:span></text:span></text:p>
      <text:p text:style-name="P70"><text:span text:style-name="apple-converted-space"><text:span text:style-name="T5">The process can be sent a SIGKILL signal in three ways:</text:span></text:span></text:p>
      <text:p text:style-name="P49"><text:span text:style-name="apple-converted-space"><text:span text:style-name="T5">kill -s KILL 1234</text:span></text:span></text:p>
      <text:p text:style-name="P49"><text:span text:style-name="apple-converted-space"><text:span text:style-name="T5">kill -KILL 1234</text:span></text:span></text:p>
      <text:p text:style-name="P49"><text:span text:style-name="apple-converted-space"><text:span text:style-name="T5">kill -9 1234</text:span></text:span></text:p>
      <text:p text:style-name="P51"/>
      <text:list xml:id="list150435460401649" text:continue-list="list150436337495154" text:style-name="WWNum51">
        <text:list-item>
          <text:p text:style-name="P52"><text:span text:style-name="apple-converted-space"><text:span text:style-name="T8">File permission commands</text:span></text:span></text:p>
        </text:list-item>
      </text:list>
      <text:list xml:id="list150436478336808" text:continue-list="list2693126423044379005" text:style-name="WWNum54">
        <text:list-item>
          <text:list>
            <text:list-item>
              <text:p text:style-name="P54"><text:span text:style-name="apple-converted-space"><text:span text:style-name="T11">chmod (Change mode)</text:span></text:span></text:p>
            </text:list-item>
          </text:list>
        </text:list-item>
      </text:list>
      <text:p text:style-name="P70"><text:span text:style-name="apple-converted-space"><text:span text:style-name="T5">The </text:span></text:span><text:span text:style-name="apple-converted-space"><text:span text:style-name="T6">chmod</text:span></text:span><text:span text:style-name="apple-converted-space"><text:span text:style-name="T5"> numerical format accepts up to four octal digits. The three rightmost digits refer to permissions for the file owner, the group, and other users.</text:span></text:span></text:p>
      <text:p text:style-name="P22"><text:span text:style-name="apple-converted-space"><text:span text:style-name="T11">Numerical permissions</text:span></text:span></text:p>
      <text:p text:style-name="P7"><text:span text:style-name="apple-converted-space"><text:span text:style-name="T12">#<text:tab/>Permission<text:tab/><text:tab/><text:tab/>rwx</text:span></text:span></text:p>
      <text:p text:style-name="P7"><text:span text:style-name="apple-converted-space"><text:span text:style-name="T12">7<text:tab/>read, write and execute<text:tab/>rwx</text:span></text:span></text:p>
      <text:p text:style-name="P7"><text:span text:style-name="apple-converted-space"><text:span text:style-name="T12">6<text:tab/>read and write<text:tab/><text:tab/><text:tab/>rw-</text:span></text:span></text:p>
      <text:p text:style-name="P7"><text:span text:style-name="apple-converted-space"><text:span text:style-name="T5">5<text:tab/>read and execute<text:tab/><text:tab/>r-x</text:span></text:span></text:p>
      <text:p text:style-name="P7"><text:span text:style-name="apple-converted-space"><text:span text:style-name="T5">4<text:tab/>read only<text:tab/><text:tab/><text:tab/>r--</text:span></text:span></text:p>
      <text:p text:style-name="P7"><text:span text:style-name="apple-converted-space"><text:span text:style-name="T5">3<text:tab/>write and execute<text:tab/><text:tab/>-wx</text:span></text:span></text:p>
      <text:p text:style-name="P7"><text:span text:style-name="apple-converted-space"><text:span text:style-name="T5">2<text:tab/>write only<text:tab/><text:tab/><text:tab/>-w-</text:span></text:span></text:p>
      <text:p text:style-name="P7"><text:span text:style-name="apple-converted-space"><text:span text:style-name="T5">1<text:tab/>execute only<text:tab/><text:tab/><text:tab/>--x</text:span></text:span></text:p>
      <text:p text:style-name="P7"><text:span text:style-name="apple-converted-space"><text:span text:style-name="T5">0<text:tab/>none<text:tab/><text:tab/><text:tab/><text:tab/>---</text:span></text:span></text:p>
      <text:p text:style-name="P9"/>
      <text:p text:style-name="P12"><text:span text:style-name="apple-converted-space"><text:span text:style-name="T5">The </text:span></text:span><text:span text:style-name="apple-converted-space"><text:span text:style-name="T9">chmod</text:span></text:span><text:span text:style-name="apple-converted-space"><text:span text:style-name="T5"> command also accepts a finer-grained symbolic notation, which allows modifying specific modes while leaving other modes untouched. The symbolic mode is composed of three components, which are combined to form a single string of text:</text:span></text:span></text:p>
      <text:p text:style-name="P32"><text:span text:style-name="apple-converted-space"><text:span text:style-name="T6">$ chmod [references][operator][modes] file ...</text:span></text:span></text:p>
      <text:p text:style-name="P33"/>
      <text:p text:style-name="P22"><text:span text:style-name="apple-converted-space"><text:span text:style-name="T5">The references (or classes) are used to distinguish the users to whom the permissions apply. If no references are specified it defaults to “all” but modifies only the permissions allowed by the umask. The references are represented by one or more of the following letters:</text:span></text:span></text:p>
      <text:p text:style-name="P34"/>
      <text:p text:style-name="P35"><text:span text:style-name="apple-converted-space"><text:span text:style-name="T3">Reference<text:tab/>Class<text:tab/><text:tab/>Description</text:span></text:span></text:p>
      <text:p text:style-name="P37"><text:span text:style-name="apple-converted-space"><text:span text:style-name="T5">u<text:tab/><text:tab/>user<text:tab/><text:tab/>the owner of the file</text:span></text:span></text:p>
      <text:p text:style-name="P37"><text:soft-page-break/><text:span text:style-name="apple-converted-space"><text:span text:style-name="T5">g<text:tab/><text:tab/>group<text:tab/><text:tab/>users who are members of the file's group</text:span></text:span></text:p>
      <text:p text:style-name="P37"><text:span text:style-name="apple-converted-space"><text:span text:style-name="T5">o<text:tab/><text:tab/>others<text:tab/><text:tab/>users who are neither the owner of the file nor </text:span></text:span></text:p>
      <text:p text:style-name="P40"><text:span text:style-name="apple-converted-space"><text:span text:style-name="T5">members of the file's group</text:span></text:span></text:p>
      <text:p text:style-name="P37"><text:span text:style-name="apple-converted-space"><text:span text:style-name="T5">a<text:tab/><text:tab/>all<text:tab/><text:tab/>all three of the above, same as ugo</text:span></text:span></text:p>
      <text:p text:style-name="P34"/>
      <text:p text:style-name="P22"><text:span text:style-name="apple-converted-space"><text:span text:style-name="T5">The chmod program uses an operator to specify how the modes of a file should be adjusted. The following operators are accepted:</text:span></text:span></text:p>
      <text:p text:style-name="P34"/>
      <text:p text:style-name="P35"><text:span text:style-name="apple-converted-space"><text:span text:style-name="T4">Operator<text:tab/>Description</text:span></text:span></text:p>
      <text:p text:style-name="P35"><text:span text:style-name="apple-converted-space"><text:span text:style-name="T5">+<text:tab/><text:tab/>adds the specified modes to the specified classes</text:span></text:span></text:p>
      <text:p text:style-name="P35"><text:span text:style-name="apple-converted-space"><text:span text:style-name="T5">-<text:tab/><text:tab/>removes the specified modes from the specified classes</text:span></text:span></text:p>
      <text:p text:style-name="P35"><text:span text:style-name="apple-converted-space"><text:span text:style-name="T5">=<text:tab/><text:tab/>the modes specified are to be made the exact modes for the </text:span></text:span></text:p>
      <text:p text:style-name="P35"><text:span text:style-name="apple-converted-space"><text:span text:style-name="T5">specified classes</text:span></text:span></text:p>
      <text:p text:style-name="P34"/>
      <text:p text:style-name="P35"><text:span text:style-name="apple-converted-space"><text:span text:style-name="T5">The modes indicate which permissions are to be granted or removed from the specified classes. There are three basic modes which correspond to the basic permissions:</text:span></text:span></text:p>
      <text:p text:style-name="P36"><text:span text:style-name="apple-converted-space"/></text:p>
      <text:p text:style-name="P31"><text:span text:style-name="apple-converted-space"><text:span text:style-name="T3">Mode<text:tab/><text:tab/>Name<text:tab/><text:tab/>Description</text:span></text:span></text:p>
      <text:p text:style-name="P37"><text:span text:style-name="apple-converted-space"><text:span text:style-name="T5">r<text:tab/><text:tab/>read<text:tab/><text:tab/>read a file or list a directory's contents</text:span></text:span></text:p>
      <text:p text:style-name="P37"><text:span text:style-name="apple-converted-space"><text:span text:style-name="T5">w<text:tab/><text:tab/>write<text:tab/><text:tab/>write to a file or directory</text:span></text:span></text:p>
      <text:p text:style-name="P37"><text:span text:style-name="apple-converted-space"><text:span text:style-name="T5">x<text:tab/><text:tab/>execute<text:tab/>execute a file or recurse a directory tree</text:span></text:span></text:p>
      <text:p text:style-name="P38"><text:span text:style-name="apple-converted-space"/></text:p>
      <text:p text:style-name="P37"><text:span text:style-name="apple-converted-space"><text:span text:style-name="T11"><text:tab/></text:span></text:span></text:p>
      <text:p text:style-name="P39"><text:span text:style-name="apple-converted-space"/></text:p>
      <table:table table:name="Table3" table:style-name="Table3">
        <table:table-column table:style-name="Table3.A"/>
        <table:table-column table:style-name="Table3.B"/>
        <table:table-row table:style-name="Table3.1">
          <table:table-cell table:style-name="Table3.A1" office:value-type="string">
            <text:p text:style-name="P41"><text:span text:style-name="apple-converted-space"><text:span text:style-name="T11">Command</text:span></text:span></text:p>
          </table:table-cell>
          <table:table-cell table:style-name="Table3.B1" office:value-type="string">
            <text:p text:style-name="P76"><text:span text:style-name="apple-converted-space"><text:span text:style-name="T11">Explanation</text:span></text:span></text:p>
          </table:table-cell>
        </table:table-row>
        <table:table-row table:style-name="Table3.2">
          <table:table-cell table:style-name="Table3.A1" office:value-type="string">
            <text:p text:style-name="P41"><text:span text:style-name="apple-converted-space"><text:span text:style-name="T6">chmod a+r Comments.txt</text:span></text:span></text:p>
          </table:table-cell>
          <table:table-cell table:style-name="Table3.A1" office:value-type="string">
            <text:p text:style-name="P27"><text:span text:style-name="apple-converted-space"><text:span text:style-name="T5">read is added for all classes (i.e. User, Group and Others)</text:span></text:span></text:p>
          </table:table-cell>
        </table:table-row>
        <table:table-row table:style-name="Table3.3">
          <table:table-cell table:style-name="Table3.A1" office:value-type="string">
            <text:p text:style-name="P41"><text:span text:style-name="apple-converted-space"><text:span text:style-name="T6">chmod +r Comments.txt</text:span></text:span></text:p>
          </table:table-cell>
          <table:table-cell table:style-name="Table3.A1" office:value-type="string">
            <text:p text:style-name="P41"><text:span text:style-name="apple-converted-space"><text:span text:style-name="T5">omitting the class defaults to all classes, but the resultant permissions are dependent on umask.</text:span></text:span></text:p>
          </table:table-cell>
        </table:table-row>
        <table:table-row table:style-name="Table3.2">
          <table:table-cell table:style-name="Table3.A1" office:value-type="string">
            <text:p text:style-name="P41"><text:span text:style-name="apple-converted-space"><text:span text:style-name="T6">chmod a-x Comments.txt</text:span></text:span></text:p>
          </table:table-cell>
          <table:table-cell table:style-name="Table3.A1" office:value-type="string">
            <text:p text:style-name="P41"><text:span text:style-name="apple-converted-space"><text:span text:style-name="T5">execute permission is removed for all classes.</text:span></text:span></text:p>
          </table:table-cell>
        </table:table-row>
        <table:table-row table:style-name="Table3.2">
          <table:table-cell table:style-name="Table3.A1" office:value-type="string">
            <text:p text:style-name="P41"><text:span text:style-name="apple-converted-space"><text:span text:style-name="T6">chmod a+rx viewer.sh<text:tab/></text:span></text:span></text:p>
          </table:table-cell>
          <table:table-cell table:style-name="Table3.A1" office:value-type="string">
            <text:p text:style-name="P41"><text:span text:style-name="apple-converted-space"><text:span text:style-name="T5">add read and execute for all classes.</text:span></text:span></text:p>
          </table:table-cell>
        </table:table-row>
        <table:table-row table:style-name="Table3.2">
          <table:table-cell table:style-name="Table3.A1" office:value-type="string">
            <text:p text:style-name="P41"><text:span text:style-name="apple-converted-space"><text:span text:style-name="T6">chmod u=rw,g=r,o= Plan.txt</text:span></text:span></text:p>
          </table:table-cell>
          <table:table-cell table:style-name="Table3.A1" office:value-type="string">
            <text:p text:style-name="P41"><text:span text:style-name="apple-converted-space"><text:span text:style-name="T5">user(i.e. owner) can read and write, group can read, others cannot access.</text:span></text:span></text:p>
          </table:table-cell>
        </table:table-row>
        <table:table-row table:style-name="Table3.7">
          <table:table-cell table:style-name="Table3.A1" office:value-type="string">
            <text:p text:style-name="P41"><text:span text:style-name="apple-converted-space"><text:span text:style-name="T6">chmod -R u+w,go-w docs</text:span></text:span></text:p>
          </table:table-cell>
          <table:table-cell table:style-name="Table3.A1" office:value-type="string">
            <text:p text:style-name="P41"><text:span text:style-name="apple-converted-space"><text:span text:style-name="T5">add write permissions to the directory docs and all its contents (i.e. recursively) for user and deny write access for everybody else.</text:span></text:span></text:p>
          </table:table-cell>
        </table:table-row>
        <text:soft-page-break/>
        <table:table-row table:style-name="Table3.2">
          <table:table-cell table:style-name="Table3.A1" office:value-type="string">
            <text:p text:style-name="P41"><text:span text:style-name="apple-converted-space"><text:span text:style-name="T6">chmod ug=rw groupAgreements.txt</text:span></text:span></text:p>
          </table:table-cell>
          <table:table-cell table:style-name="Table3.A1" office:value-type="string">
            <text:p text:style-name="P41"><text:span text:style-name="apple-converted-space"><text:span text:style-name="T5">user and group members can read and write (update the file).</text:span></text:span></text:p>
          </table:table-cell>
        </table:table-row>
        <table:table-row table:style-name="Table3.3">
          <table:table-cell table:style-name="Table3.A1" office:value-type="string">
            <text:p text:style-name="P27"><text:span text:style-name="apple-converted-space"><text:span text:style-name="T6">chmod 664 global.txt<text:tab/></text:span></text:span></text:p>
          </table:table-cell>
          <table:table-cell table:style-name="Table3.A1" office:value-type="string">
            <text:p text:style-name="P27"><text:span text:style-name="apple-converted-space"><text:span text:style-name="T5">sets read and write and no execution access for the user and group, and read, no write, no execute for all others.</text:span></text:span></text:p>
          </table:table-cell>
        </table:table-row>
        <table:table-row table:style-name="Table3.2">
          <table:table-cell table:style-name="Table3.A1" office:value-type="string">
            <text:p text:style-name="P27"><text:span text:style-name="apple-converted-space"><text:span text:style-name="T6">chmod 0744 myCV.txt</text:span></text:span><text:span text:style-name="apple-converted-space"><text:span text:style-name="T19"><text:tab/></text:span></text:span></text:p>
          </table:table-cell>
          <table:table-cell table:style-name="Table3.A1" office:value-type="string">
            <text:p text:style-name="P27"><text:span text:style-name="apple-converted-space"><text:span text:style-name="T5">equivalent to u=rwx (400+200+100),go=r (40+ 4). The 0 specifies no special modes.</text:span></text:span></text:p>
          </table:table-cell>
        </table:table-row>
      </table:table>
      <text:p text:style-name="P42"/>
      <text:list xml:id="list849939971507251157" text:style-name="WWNum56">
        <text:list-item>
          <text:p text:style-name="P66"><text:span text:style-name="apple-converted-space"><text:span text:style-name="T8">Other useful commands</text:span></text:span></text:p>
        </text:list-item>
      </text:list>
      <text:list xml:id="list4332158923784237241" text:style-name="WWNum58">
        <text:list-item>
          <text:list>
            <text:list-item>
              <text:p text:style-name="P55"><text:span text:style-name="apple-converted-space"><text:span text:style-name="T11">echo</text:span></text:span></text:p>
            </text:list-item>
          </text:list>
        </text:list-item>
      </text:list>
      <text:p text:style-name="P70"><text:span text:style-name="apple-converted-space"><text:span text:style-name="T5">This</text:span></text:span><text:span text:style-name="apple-converted-space"><text:span text:style-name="T25"> </text:span></text:span><text:span text:style-name="apple-converted-space"><text:span text:style-name="T5">is one of the most commonly and widely used built-in command, that typically used in scripting language and batch files to display a line of text/string on standard output or a file. This command writes its </text:span></text:span><text:a xlink:type="simple" xlink:href="http://www.linfo.org/argument.html"><text:span text:style-name="Hyperlink.0"><text:span text:style-name="T20">arguments</text:span></text:span></text:a><text:span text:style-name="apple-converted-space"><text:span text:style-name="T5"> to </text:span></text:span><text:a xlink:type="simple" xlink:href="http://www.linfo.org/standard_output.html"><text:span text:style-name="Hyperlink.0"><text:span text:style-name="T20">standard output</text:span></text:span></text:a><text:span text:style-name="apple-converted-space"><text:span text:style-name="T5">. Example: echo this is OS lab manual, prints the input string on the terminal. It is not necessary to surround the strings with quotes, as it does not affect what is written on the screen. If quotes (either single or double) are used, they are not repeated on the screen.</text:span></text:span></text:p>
      <text:list xml:id="list7920819347734796449" text:style-name="WWNum59">
        <text:list-item>
          <text:list>
            <text:list-item>
              <text:p text:style-name="P67"><text:span text:style-name="T11">bc (Basic Calculator)</text:span></text:p>
            </text:list-item>
          </text:list>
        </text:list-item>
      </text:list>
      <text:p text:style-name="P71"><text:span text:style-name="apple-converted-space"><text:span text:style-name="T5">After this command </text:span></text:span><text:span text:style-name="apple-converted-space"><text:span text:style-name="T6">bc</text:span></text:span><text:span text:style-name="apple-converted-space"><text:span text:style-name="T5"> is started and it waits for your commands, example:</text:span></text:span></text:p>
      <text:p text:style-name="P71"><text:span text:style-name="apple-converted-space"><text:span text:style-name="T5">$bc (hit </text:span></text:span><text:span text:style-name="apple-converted-space"><text:span text:style-name="T6">enter</text:span></text:span><text:span text:style-name="apple-converted-space"><text:span text:style-name="T5"> key)</text:span></text:span></text:p>
      <text:p text:style-name="P71"><text:span text:style-name="apple-converted-space"><text:span text:style-name="T5">5 + 2</text:span></text:span></text:p>
      <text:p text:style-name="P71"><text:span text:style-name="apple-converted-space"><text:span text:style-name="T5">7 <text:tab/><text:tab/>#7 is response of bc i.e. addition of 5 + 2 you can even try</text:span></text:span></text:p>
      <text:p text:style-name="P71"><text:span text:style-name="apple-converted-space"><text:span text:style-name="T5">5 / 2</text:span></text:span></text:p>
      <text:p text:style-name="P71"><text:span text:style-name="apple-converted-space"><text:span text:style-name="T5">2<text:tab/><text:tab/># to perform floating point operations use </text:span></text:span><text:span text:style-name="apple-converted-space"><text:span text:style-name="T6">bc -l</text:span></text:span></text:p>
      <text:p text:style-name="P71"><text:span text:style-name="apple-converted-space"><text:span text:style-name="T5">5 &gt; 2</text:span></text:span></text:p>
      <text:list xml:id="list1888812140882873151" text:style-name="WWNum62">
        <text:list-item>
          <text:p text:style-name="P68"><text:span text:style-name="apple-converted-space"><text:span text:style-name="T5">#0 (Zero) is response of bc, How? Here it compare 5 with 2 as, Is 5 is greater then 2, (If I ask same-question to you, your answer will be YES) In Linux (bc) gives this 'YES' answer by showing 0 (Zero) value. </text:span></text:span></text:p>
        </text:list-item>
        <text:list-item>
          <text:p text:style-name="P68"><text:span text:style-name="apple-converted-space"><text:span text:style-name="T5">In Linux (bc) gives this 'NO' answer by showing 1 (One) value.</text:span></text:span></text:p>
        </text:list-item>
      </text:list>
      <text:p text:style-name="P26"><text:span text:style-name="apple-converted-space"><text:span text:style-name="T16">The vi editor</text:span></text:span></text:p>
      <text:p text:style-name="P25"><text:span text:style-name="apple-converted-space"><text:span text:style-name="T5">The </text:span></text:span><text:span text:style-name="apple-converted-space"><text:span text:style-name="T6">vi</text:span></text:span><text:span text:style-name="apple-converted-space"><text:span text:style-name="T5"> editor is a visual editor used to create and edit text, files, documents and programs. It displays the content of files on the screen and allows a user to add, delete or change part of text . There are three modes available in the </text:span></text:span><text:span text:style-name="apple-converted-space"><text:span text:style-name="T6">vi</text:span></text:span><text:span text:style-name="apple-converted-space"><text:span text:style-name="T5"> editor, they are </text:span></text:span></text:p>
      <text:list xml:id="list5867071101893995183" text:style-name="WWNum61">
        <text:list-item>
          <text:p text:style-name="P56"><text:span text:style-name="T5">Command mode </text:span></text:p>
        </text:list-item>
        <text:list-item>
          <text:p text:style-name="P56"><text:span text:style-name="T5">Input (or) insert mode. </text:span></text:p>
        </text:list-item>
      </text:list>
      <text:p text:style-name="P25"><text:span text:style-name="apple-converted-space"><text:span text:style-name="T17">Starting vi : </text:span></text:span></text:p>
      <text:p text:style-name="P25"><text:span text:style-name="apple-converted-space"><text:span text:style-name="T5">The </text:span></text:span><text:span text:style-name="apple-converted-space"><text:span text:style-name="T6">vi</text:span></text:span><text:span text:style-name="apple-converted-space"><text:span text:style-name="T5"> editor is invoked by giving the following commands in UNIX prompt. </text:span></text:span></text:p>
      <text:p text:style-name="P25"><text:span text:style-name="apple-converted-space"><text:span text:style-name="T11">Syntax : </text:span></text:span><text:span text:style-name="apple-converted-space"><text:span text:style-name="T6">$vi &lt;filename&gt; (or) <text:s/>$vi </text:span></text:span></text:p>
      <text:p text:style-name="P25"><text:span text:style-name="apple-converted-space"><text:span text:style-name="T5">This command would open a display screen with 25 lines and with tilt (~) symbol at the start of each line. The first syntax would save the file in the filename mentioned and for the next the filename must be mentioned at the end.</text:span></text:span></text:p>
      <text:p text:style-name="P25"><text:span text:style-name="apple-converted-space"><text:span text:style-name="T3">Options : </text:span></text:span></text:p>
      <text:p text:style-name="P25"><text:span text:style-name="apple-converted-space"><text:span text:style-name="T5">1.</text:span></text:span><text:span text:style-name="apple-converted-space"><text:span text:style-name="T14">vi +n &lt;filename&gt;</text:span></text:span><text:span text:style-name="apple-converted-space"><text:span text:style-name="T5"> - this would point at the nth line (cursor pos). </text:span></text:span></text:p>
      <text:p text:style-name="P25"><text:soft-page-break/><text:span text:style-name="apple-converted-space"><text:span text:style-name="T5">2.</text:span></text:span><text:span text:style-name="apple-converted-space"><text:span text:style-name="T6">vi –</text:span></text:span><text:span text:style-name="apple-converted-space"><text:span text:style-name="T14">n &lt;filename&gt;</text:span></text:span><text:span text:style-name="apple-converted-space"><text:span text:style-name="T5"> - This command is to make the file to read only to change from one mode to another press escape key. </text:span></text:span></text:p>
      <text:p text:style-name="P25"><text:span text:style-name="apple-converted-space"><text:span text:style-name="T11">Saving and Quitting from <text:s/>vi</text:span></text:span><text:span text:style-name="apple-converted-space"><text:span text:style-name="T5"> </text:span></text:span></text:p>
      <text:p text:style-name="P25"><text:span text:style-name="apple-converted-space"><text:span text:style-name="T5">To move editor from command node to edit mode, you have to press the &lt;ESC&gt; key. </text:span></text:span></text:p>
      <text:p text:style-name="P25"><text:span text:style-name="apple-converted-space"><text:span text:style-name="T5">&lt;ESC&gt; w Command <text:tab/><text:tab/>To save the given text present in the file. </text:span></text:span></text:p>
      <text:p text:style-name="P25"><text:span text:style-name="apple-converted-space"><text:span text:style-name="T5">&lt;ESC&gt; q! Command <text:tab/><text:tab/>To quit the given text without saving. </text:span></text:span></text:p>
      <text:p text:style-name="P25"><text:span text:style-name="apple-converted-space"><text:span text:style-name="T5">&lt;ESC&gt; wq Command <text:tab/> <text:tab/>This command quits the vi editor after saving the text in the </text:span></text:span></text:p>
      <text:p text:style-name="P43"><text:span text:style-name="apple-converted-space"><text:span text:style-name="T5">mentioned file. </text:span></text:span></text:p>
      <text:p text:style-name="P25"><text:span text:style-name="apple-converted-space"><text:span text:style-name="T5">&lt;ESC&gt; x Command <text:s/><text:tab/><text:tab/>This command is same as “wq” command it saves and quit. </text:span></text:span></text:p>
      <text:p text:style-name="P25"><text:span text:style-name="apple-converted-space"><text:span text:style-name="T5">&lt;ESC&gt; q Command <text:s/><text:tab/><text:tab/>This command would quit the window but it would ask for again to save the file.</text:span></text:span><text:span text:style-name="apple-converted-space"><text:span text:style-name="T21"> </text:span></text:span></text:p>
      <text:p text:style-name="P4"/>
      <text:p text:style-name="P4"/>
      <text:p text:style-name="P4"/>
      <text:p text:style-name="P5"/>
      <text:p text:style-name="P3"><text:span text:style-name="T22">Lab Excercises</text:span></text:p>
      <text:list xml:id="list5217091433086055595" text:style-name="WWNum21">
        <text:list-item>
          <text:p text:style-name="P77"><text:span text:style-name="T5">Execute all the commands explained in this section.</text:span></text:p>
        </text:list-item>
        <text:list-item>
          <text:p text:style-name="P57"><text:span text:style-name="T5">Create file studentInformation.txt using </text:span><text:span text:style-name="apple-converted-space"><text:span text:style-name="T6">vi</text:span></text:span><text:span text:style-name="T5"> editor which contains details in the following format.</text:span></text:p>
        </text:list-item>
      </text:list>
      <text:p text:style-name="P75"><text:span text:style-name="apple-converted-space"><text:span text:style-name="T5"><text:s text:c="5"/>RegistrationNo:Name:Department:Branch:Section:Sub1:Sub2:Sub3</text:span></text:span></text:p>
      <text:p text:style-name="P75"><text:span text:style-name="apple-converted-space"><text:span text:style-name="T5"><text:s text:c="4"/>1234:XYZ:ICT:CCE:A:80:60:70 … (add atleast 10 rows)</text:span></text:span></text:p>
      <text:list xml:id="list843768510652107036" text:style-name="WWNum66">
        <text:list-item>
          <text:p text:style-name="P58"><text:span text:style-name="T5"><text:s/>Display the number students( only count) belonging to ICT department.</text:span></text:p>
        </text:list-item>
        <text:list-item>
          <text:p text:style-name="P58"><text:span text:style-name="T5"><text:s/>Replace all occurrences of IT branch with “Information Technology” and save the output to ITStudents.txt</text:span></text:p>
        </text:list-item>
        <text:list-item>
          <text:p text:style-name="P58"><text:span text:style-name="T5"><text:s/>Display the average marks of student with the given registration number “1234” (or any specific existing number).</text:span></text:p>
        </text:list-item>
        <text:list-item>
          <text:p text:style-name="P58"><text:span text:style-name="T5"><text:s/>Display the title row in uppercase. The remaining lines should be <text:s/>unchanged. Example: </text:span></text:p>
        </text:list-item>
      </text:list>
      <text:p text:style-name="P49"><text:span text:style-name="apple-converted-space"><text:span text:style-name="T5">REGISTRATIONNO:NAME:DEPARTMENT:BRANCH:SECTION:… <text:s/>1234:XYZ:ICT:CCE:A:10:30:50 … ( Hint: use ; for running multiple commands)</text:span></text:span></text:p>
      <text:list xml:id="list7599231274489222912" text:style-name="WWNum67">
        <text:list-item>
          <text:p text:style-name="P59"><text:span text:style-name="T5">List all the files containing “MIT” in the current folder. <text:s/>Also display the lines containing MIT being replaced with Manipal Institute of Technology. (Hint: use grep, cut &amp; sed)</text:span></text:p>
        </text:list-item>
      </text:list>
      <text:list xml:id="list5590884849944084619" text:style-name="WWNum64">
        <text:list-item>
          <text:p text:style-name="P60"><text:span text:style-name="T5">Write a shell command to display the number of lines, characters, words of files containing a digit in its name.</text:span></text:p>
        </text:list-item>
        <text:list-item>
          <text:p text:style-name="P60"><text:span text:style-name="T5"><text:s/>Run </text:span><text:span text:style-name="apple-converted-space"><text:span text:style-name="T6">wc</text:span></text:span><text:span text:style-name="T5"> command in the background many times using </text:span><text:span text:style-name="apple-converted-space"><text:span text:style-name="T6">wc &amp;</text:span></text:span><text:span text:style-name="T5">. Kill all the processes named </text:span><text:span text:style-name="apple-converted-space"><text:span text:style-name="T6">wc</text:span></text:span><text:span text:style-name="T5">.</text:span></text:p>
        </text:list-item>
      </text:list>
      <text:p text:style-name="P72"/>
      <text:p text:style-name="P26"><text:span text:style-name="apple-converted-space"><text:span text:style-name="T11">Additional Exercises</text:span></text:span></text:p>
      <text:list xml:id="list6326360368998989620" text:style-name="WWNum69">
        <text:list-item>
          <text:p text:style-name="P61"><text:span text:style-name="T5">Write a </text:span><text:span text:style-name="apple-converted-space"><text:span text:style-name="T6">sed</text:span></text:span><text:span text:style-name="T5"> command that deletes the character before the last character in each line in a file.</text:span></text:p>
        </text:list-item>
        <text:list-item>
          <text:p text:style-name="P69"><text:span text:style-name="T22">Write a shell command to count the number lines containing digits present in a fi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_20_A" style:display-name="Body A" style:family="paragraph" style:default-outline-level="">
      <style:paragraph-properties fo:margin-top="0cm" fo:margin-bottom="0.353cm" style:contextual-spacing="false" fo:line-height="115%" fo:text-align="start" style:justify-single-word="false" fo:orphans="2" fo:widows="2" fo:padding="0cm" fo:border="none" style:writing-mode="lr-tb"/>
      <style:text-properties fo:color="#000000" style:font-name="Calibri" fo:font-family="Calibri" style:font-family-generic="roman" style:font-pitch="variable" style:text-underline-style="none" style:font-name-asian="Calibri1" style:font-family-asian="Calibri" style:font-family-generic-asian="system" style:font-pitch-asian="variable" style:font-name-complex="Calibri1" style:font-family-complex="Calibri" style:font-family-generic-complex="system" style:font-pitch-complex="variable" fo:padding="0cm" fo:border="none"/>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2e74b5" style:font-name="Calibri Light" fo:font-family="'Calibri Light'"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le-converted-space" style:family="text"/>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0% 100%" fo:letter-spacing="normal" fo:font-style="normal" fo:font-weight="bold" style:letter-kerning="false" style:font-name-asian="Times New Roman1" style:font-family-asian="'Times New Roman'" style:font-family-generic-asian="system" style:font-pitch-asian="variable" style:font-style-asian="normal" style:font-weight-asian="bold" style:font-name-complex="Times New Roman1" style:font-family-complex="'Times New Roman'" style:font-family-generic-complex="system" style:font-pitch-complex="variable" style:font-style-complex="normal" style:font-weight-complex="bold" style:text-scale="100%"/>
    </style:style>
    <style:style style:name="ListLabel_20_11" style:display-name="ListLabel 11" style:family="text">
      <style:text-properties fo:font-variant="normal" fo:text-transform="none" fo:color="#000000" style:text-line-through-style="none" style:text-line-through-type="none" style:text-position="0% 100%" fo:letter-spacing="normal" fo:font-weight="bold" style:letter-kerning="false" style:font-weight-asian="bold" style:font-weight-complex="bold" style:text-scale="100%"/>
    </style:style>
    <style:style style:name="ListLabel_20_13" style:display-name="ListLabel 13" style:family="text">
      <style:text-properties fo:font-variant="normal" fo:text-transform="none" fo:color="#000000" style:text-line-through-style="none" style:text-line-through-type="none" style:text-position="0% 100%" fo:letter-spacing="normal" fo:font-style="normal" fo:font-weight="normal" style:letter-kerning="false"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font-style-complex="normal" style:font-weight-complex="normal" style:text-scale="100%"/>
    </style:style>
    <style:style style:name="ListLabel_20_12" style:display-name="ListLabel 12" style:family="text">
      <style:text-properties fo:font-variant="normal" fo:text-transform="none" fo:color="#000000" style:text-line-through-style="none" style:text-line-through-type="none" style:text-position="0% 100%" fo:letter-spacing="normal" style:letter-kerning="false" style:text-scale="100%"/>
    </style:style>
    <style:style style:name="Hyperlink.0" style:family="text" style:parent-style-name="apple-converted-space">
      <style:text-properties fo:color="#000000" fo:font-size="12pt" fo:language="en" fo:country="US" style:text-underline-style="none"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1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list-level-properties text:list-level-position-and-space-mode="label-alignment">
          <style:list-level-label-alignment text:label-followed-by="listtab" text:list-tab-stop-position="1.27cm" fo:margin-left="0.635cm"/>
        </style:list-level-properties>
      </text:list-level-style-number>
      <text:list-level-style-number text:level="3" text:style-name="ListLabel_20_11" style:num-suffix="." style:num-format="i">
        <style:list-level-properties text:list-level-position-and-space-mode="label-alignment">
          <style:list-level-label-alignment text:label-followed-by="listtab" text:list-tab-stop-position="2.54cm" fo:text-indent="0.138cm" fo:margin-left="1.905cm"/>
        </style:list-level-properties>
      </text:list-level-style-number>
      <text:list-level-style-number text:level="4" text:style-name="ListLabel_20_11" style:num-suffix="." style:num-format="1">
        <style:list-level-properties text:list-level-position-and-space-mode="label-alignment">
          <style:list-level-label-alignment text:label-followed-by="listtab" text:list-tab-stop-position="3.81cm" fo:margin-left="3.175cm"/>
        </style:list-level-properties>
      </text:list-level-style-number>
      <text:list-level-style-number text:level="5" text:style-name="ListLabel_20_11" style:num-suffix="." style:num-format="a">
        <style:list-level-properties text:list-level-position-and-space-mode="label-alignment">
          <style:list-level-label-alignment text:label-followed-by="listtab" text:list-tab-stop-position="5.08cm" fo:margin-left="4.445cm"/>
        </style:list-level-properties>
      </text:list-level-style-number>
      <text:list-level-style-number text:level="6" text:style-name="ListLabel_20_11" style:num-suffix="." style:num-format="i">
        <style:list-level-properties text:list-level-position-and-space-mode="label-alignment">
          <style:list-level-label-alignment text:label-followed-by="listtab" text:list-tab-stop-position="6.35cm" fo:text-indent="0.138cm" fo:margin-left="5.715cm"/>
        </style:list-level-properties>
      </text:list-level-style-number>
      <text:list-level-style-number text:level="7" text:style-name="ListLabel_20_11" style:num-suffix="." style:num-format="1">
        <style:list-level-properties text:list-level-position-and-space-mode="label-alignment">
          <style:list-level-label-alignment text:label-followed-by="listtab" text:list-tab-stop-position="7.62cm" fo:margin-left="6.985cm"/>
        </style:list-level-properties>
      </text:list-level-style-number>
      <text:list-level-style-number text:level="8" text:style-name="ListLabel_20_11" style:num-suffix="." style:num-format="a">
        <style:list-level-properties text:list-level-position-and-space-mode="label-alignment">
          <style:list-level-label-alignment text:label-followed-by="listtab" text:list-tab-stop-position="8.89cm" fo:margin-left="8.255cm"/>
        </style:list-level-properties>
      </text:list-level-style-number>
      <text:list-level-style-number text:level="9" text:style-name="ListLabel_20_11" style:num-suffix="." style:num-format="i">
        <style:list-level-properties text:list-level-position-and-space-mode="label-alignment">
          <style:list-level-label-alignment text:label-followed-by="listtab" text:list-tab-stop-position="10.16cm" fo:text-indent="0.13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1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list-level-properties text:list-level-position-and-space-mode="label-alignment">
          <style:list-level-label-alignment text:label-followed-by="listtab" text:list-tab-stop-position="1.111cm" fo:margin-left="0.635cm"/>
        </style:list-level-properties>
      </text:list-level-style-number>
      <text:list-level-style-number text:level="3" text:style-name="ListLabel_20_11" style:num-suffix="." style:num-format="i">
        <style:list-level-properties text:list-level-position-and-space-mode="label-alignment">
          <style:list-level-label-alignment text:label-followed-by="listtab" text:list-tab-stop-position="2.381cm" fo:text-indent="-0.021cm" fo:margin-left="1.905cm"/>
        </style:list-level-properties>
      </text:list-level-style-number>
      <text:list-level-style-number text:level="4" text:style-name="ListLabel_20_11" style:num-suffix="." style:num-format="1">
        <style:list-level-properties text:list-level-position-and-space-mode="label-alignment">
          <style:list-level-label-alignment text:label-followed-by="listtab" text:list-tab-stop-position="3.651cm" fo:text-indent="-0.159cm" fo:margin-left="3.175cm"/>
        </style:list-level-properties>
      </text:list-level-style-number>
      <text:list-level-style-number text:level="5" text:style-name="ListLabel_20_11" style:num-suffix="." style:num-format="a">
        <style:list-level-properties text:list-level-position-and-space-mode="label-alignment">
          <style:list-level-label-alignment text:label-followed-by="listtab" text:list-tab-stop-position="4.921cm" fo:text-indent="-0.159cm" fo:margin-left="4.445cm"/>
        </style:list-level-properties>
      </text:list-level-style-number>
      <text:list-level-style-number text:level="6" text:style-name="ListLabel_20_11" style:num-suffix="." style:num-format="i">
        <style:list-level-properties text:list-level-position-and-space-mode="label-alignment">
          <style:list-level-label-alignment text:label-followed-by="listtab" text:list-tab-stop-position="6.191cm" fo:text-indent="-0.021cm" fo:margin-left="5.715cm"/>
        </style:list-level-properties>
      </text:list-level-style-number>
      <text:list-level-style-number text:level="7" text:style-name="ListLabel_20_11" style:num-suffix="." style:num-format="1">
        <style:list-level-properties text:list-level-position-and-space-mode="label-alignment">
          <style:list-level-label-alignment text:label-followed-by="listtab" text:list-tab-stop-position="7.461cm" fo:text-indent="-0.159cm" fo:margin-left="6.985cm"/>
        </style:list-level-properties>
      </text:list-level-style-number>
      <text:list-level-style-number text:level="8" text:style-name="ListLabel_20_11" style:num-suffix="." style:num-format="a">
        <style:list-level-properties text:list-level-position-and-space-mode="label-alignment">
          <style:list-level-label-alignment text:label-followed-by="listtab" text:list-tab-stop-position="8.731cm" fo:text-indent="-0.159cm" fo:margin-left="8.255cm"/>
        </style:list-level-properties>
      </text:list-level-style-number>
      <text:list-level-style-number text:level="9" text:style-name="ListLabel_20_11" style:num-suffix="." style:num-format="i">
        <style:list-level-properties text:list-level-position-and-space-mode="label-alignment">
          <style:list-level-label-alignment text:label-followed-by="listtab" text:list-tab-stop-position="10.001cm" fo:text-indent="-0.02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1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 style:num-suffix="." style:num-format="i">
        <style:list-level-properties text:list-level-position-and-space-mode="label-alignment">
          <style:list-level-label-alignment text:label-followed-by="listtab" fo:text-indent="-0.503cm" fo:margin-left="3.175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 style:num-suffix="." style:num-format="i">
        <style:list-level-properties text:list-level-position-and-space-mode="label-alignment">
          <style:list-level-label-alignment text:label-followed-by="listtab" fo:text-indent="-0.503cm" fo:margin-left="6.985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 style:num-suffix="." style:num-format="i">
        <style:list-level-properties text:list-level-position-and-space-mode="label-alignment">
          <style:list-level-label-alignment text:label-followed-by="listtab" fo:text-indent="-0.503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1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list-level-properties text:list-level-position-and-space-mode="label-alignment">
          <style:list-level-label-alignment text:label-followed-by="listtab" fo:text-indent="-0.318cm" fo:margin-left="0.794cm"/>
        </style:list-level-properties>
      </text:list-level-style-number>
      <text:list-level-style-number text:level="3" text:style-name="ListLabel_20_11" style:num-suffix="." style:num-format="i">
        <style:list-level-properties text:list-level-position-and-space-mode="label-alignment">
          <style:list-level-label-alignment text:label-followed-by="listtab" fo:text-indent="-0.656cm" fo:margin-left="1.905cm"/>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318cm" fo:margin-left="3.175cm"/>
        </style:list-level-properties>
      </text:list-level-style-number>
      <text:list-level-style-number text:level="5" text:style-name="ListLabel_20_11" style:num-suffix="." style:num-format="a">
        <style:list-level-properties text:list-level-position-and-space-mode="label-alignment">
          <style:list-level-label-alignment text:label-followed-by="listtab" fo:text-indent="-0.318cm" fo:margin-left="4.445cm"/>
        </style:list-level-properties>
      </text:list-level-style-number>
      <text:list-level-style-number text:level="6" text:style-name="ListLabel_20_11" style:num-suffix="." style:num-format="i">
        <style:list-level-properties text:list-level-position-and-space-mode="label-alignment">
          <style:list-level-label-alignment text:label-followed-by="listtab" fo:text-indent="-0.656cm" fo:margin-left="5.715cm"/>
        </style:list-level-properties>
      </text:list-level-style-number>
      <text:list-level-style-number text:level="7" text:style-name="ListLabel_20_11" style:num-suffix="." style:num-format="1">
        <style:list-level-properties text:list-level-position-and-space-mode="label-alignment">
          <style:list-level-label-alignment text:label-followed-by="listtab" fo:text-indent="-0.318cm" fo:margin-left="6.985cm"/>
        </style:list-level-properties>
      </text:list-level-style-number>
      <text:list-level-style-number text:level="8" text:style-name="ListLabel_20_11" style:num-suffix="." style:num-format="a">
        <style:list-level-properties text:list-level-position-and-space-mode="label-alignment">
          <style:list-level-label-alignment text:label-followed-by="listtab" fo:text-indent="-0.318cm" fo:margin-left="8.255cm"/>
        </style:list-level-properties>
      </text:list-level-style-number>
      <text:list-level-style-number text:level="9" text:style-name="ListLabel_20_11" style:num-suffix="." style:num-format="i">
        <style:list-level-properties text:list-level-position-and-space-mode="label-alignment">
          <style:list-level-label-alignment text:label-followed-by="listtab" fo:text-indent="-0.656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1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1" style:num-suffix="." style:num-format="i">
        <style:list-level-properties text:list-level-position-and-space-mode="label-alignment">
          <style:list-level-label-alignment text:label-followed-by="listtab" fo:text-indent="-0.503cm" fo:margin-left="1.905cm"/>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1"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11" style:num-suffix="." style:num-format="i">
        <style:list-level-properties text:list-level-position-and-space-mode="label-alignment">
          <style:list-level-label-alignment text:label-followed-by="listtab" fo:text-indent="-0.503cm" fo:margin-left="5.715cm"/>
        </style:list-level-properties>
      </text:list-level-style-number>
      <text:list-level-style-number text:level="7" text:style-name="ListLabel_20_11"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11" style:num-suffix="." style:num-format="a">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11" style:num-suffix="." style:num-format="i">
        <style:list-level-properties text:list-level-position-and-space-mode="label-alignment">
          <style:list-level-label-alignment text:label-followed-by="listtab" fo:text-indent="-0.503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1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1" style:num-suffix="." style:num-format="i">
        <style:list-level-properties text:list-level-position-and-space-mode="label-alignment">
          <style:list-level-label-alignment text:label-followed-by="listtab" fo:text-indent="-0.497cm" fo:margin-left="1.905cm"/>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1"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11" style:num-suffix="." style:num-format="i">
        <style:list-level-properties text:list-level-position-and-space-mode="label-alignment">
          <style:list-level-label-alignment text:label-followed-by="listtab" fo:text-indent="-0.497cm" fo:margin-left="5.715cm"/>
        </style:list-level-properties>
      </text:list-level-style-number>
      <text:list-level-style-number text:level="7" text:style-name="ListLabel_20_11"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11" style:num-suffix="." style:num-format="a">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11" style:num-suffix="." style:num-format="i">
        <style:list-level-properties text:list-level-position-and-space-mode="label-alignment">
          <style:list-level-label-alignment text:label-followed-by="listtab" fo:text-indent="-0.497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1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list-level-properties text:list-level-position-and-space-mode="label-alignment">
          <style:list-level-label-alignment text:label-followed-by="listtab" text:list-tab-stop-position="1.27cm" fo:margin-left="0.635cm"/>
        </style:list-level-properties>
      </text:list-level-style-number>
      <text:list-level-style-number text:level="3" text:style-name="ListLabel_20_11" style:num-suffix="." style:num-format="i">
        <style:list-level-properties text:list-level-position-and-space-mode="label-alignment">
          <style:list-level-label-alignment text:label-followed-by="listtab" text:list-tab-stop-position="2.54cm" fo:text-indent="0.138cm" fo:margin-left="1.905cm"/>
        </style:list-level-properties>
      </text:list-level-style-number>
      <text:list-level-style-number text:level="4" text:style-name="ListLabel_20_11" style:num-suffix="." style:num-format="1">
        <style:list-level-properties text:list-level-position-and-space-mode="label-alignment">
          <style:list-level-label-alignment text:label-followed-by="listtab" text:list-tab-stop-position="3.81cm" fo:margin-left="3.175cm"/>
        </style:list-level-properties>
      </text:list-level-style-number>
      <text:list-level-style-number text:level="5" text:style-name="ListLabel_20_11" style:num-suffix="." style:num-format="a">
        <style:list-level-properties text:list-level-position-and-space-mode="label-alignment">
          <style:list-level-label-alignment text:label-followed-by="listtab" text:list-tab-stop-position="5.08cm" fo:margin-left="4.445cm"/>
        </style:list-level-properties>
      </text:list-level-style-number>
      <text:list-level-style-number text:level="6" text:style-name="ListLabel_20_11" style:num-suffix="." style:num-format="i">
        <style:list-level-properties text:list-level-position-and-space-mode="label-alignment">
          <style:list-level-label-alignment text:label-followed-by="listtab" text:list-tab-stop-position="6.35cm" fo:text-indent="0.138cm" fo:margin-left="5.715cm"/>
        </style:list-level-properties>
      </text:list-level-style-number>
      <text:list-level-style-number text:level="7" text:style-name="ListLabel_20_11" style:num-suffix="." style:num-format="1">
        <style:list-level-properties text:list-level-position-and-space-mode="label-alignment">
          <style:list-level-label-alignment text:label-followed-by="listtab" text:list-tab-stop-position="7.62cm" fo:margin-left="6.985cm"/>
        </style:list-level-properties>
      </text:list-level-style-number>
      <text:list-level-style-number text:level="8" text:style-name="ListLabel_20_11" style:num-suffix="." style:num-format="a">
        <style:list-level-properties text:list-level-position-and-space-mode="label-alignment">
          <style:list-level-label-alignment text:label-followed-by="listtab" text:list-tab-stop-position="8.89cm" fo:margin-left="8.255cm"/>
        </style:list-level-properties>
      </text:list-level-style-number>
      <text:list-level-style-number text:level="9" text:style-name="ListLabel_20_11" style:num-suffix="." style:num-format="i">
        <style:list-level-properties text:list-level-position-and-space-mode="label-alignment">
          <style:list-level-label-alignment text:label-followed-by="listtab" text:list-tab-stop-position="10.16cm" fo:text-indent="0.13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12" style:num-suffix="." style:num-format="a">
        <style:list-level-properties text:list-level-position-and-space-mode="label-alignment">
          <style:list-level-label-alignment text:label-followed-by="listtab" text:list-tab-stop-position="1.27cm" fo:margin-left="0.635cm"/>
        </style:list-level-properties>
      </text:list-level-style-number>
      <text:list-level-style-number text:level="2" text:style-name="ListLabel_20_12" style:num-suffix="." style:num-format="a">
        <style:list-level-properties text:list-level-position-and-space-mode="label-alignment">
          <style:list-level-label-alignment text:label-followed-by="listtab" text:list-tab-stop-position="1.27cm" fo:margin-left="0.635cm"/>
        </style:list-level-properties>
      </text:list-level-style-number>
      <text:list-level-style-number text:level="3" text:style-name="ListLabel_20_12" style:num-suffix="." style:num-format="i">
        <style:list-level-properties text:list-level-position-and-space-mode="label-alignment">
          <style:list-level-label-alignment text:label-followed-by="listtab" text:list-tab-stop-position="2.54cm" fo:text-indent="0.132cm" fo:margin-left="1.905cm"/>
        </style:list-level-properties>
      </text:list-level-style-number>
      <text:list-level-style-number text:level="4" text:style-name="ListLabel_20_12" style:num-suffix="." style:num-format="1">
        <style:list-level-properties text:list-level-position-and-space-mode="label-alignment">
          <style:list-level-label-alignment text:label-followed-by="listtab" text:list-tab-stop-position="3.81cm" fo:margin-left="3.175cm"/>
        </style:list-level-properties>
      </text:list-level-style-number>
      <text:list-level-style-number text:level="5" text:style-name="ListLabel_20_12" style:num-suffix="." style:num-format="a">
        <style:list-level-properties text:list-level-position-and-space-mode="label-alignment">
          <style:list-level-label-alignment text:label-followed-by="listtab" text:list-tab-stop-position="5.08cm" fo:margin-left="4.445cm"/>
        </style:list-level-properties>
      </text:list-level-style-number>
      <text:list-level-style-number text:level="6" text:style-name="ListLabel_20_12" style:num-suffix="." style:num-format="i">
        <style:list-level-properties text:list-level-position-and-space-mode="label-alignment">
          <style:list-level-label-alignment text:label-followed-by="listtab" text:list-tab-stop-position="6.35cm" fo:text-indent="0.132cm" fo:margin-left="5.715cm"/>
        </style:list-level-properties>
      </text:list-level-style-number>
      <text:list-level-style-number text:level="7" text:style-name="ListLabel_20_12" style:num-suffix="." style:num-format="1">
        <style:list-level-properties text:list-level-position-and-space-mode="label-alignment">
          <style:list-level-label-alignment text:label-followed-by="listtab" text:list-tab-stop-position="7.62cm" fo:margin-left="6.985cm"/>
        </style:list-level-properties>
      </text:list-level-style-number>
      <text:list-level-style-number text:level="8" text:style-name="ListLabel_20_12" style:num-suffix="." style:num-format="a">
        <style:list-level-properties text:list-level-position-and-space-mode="label-alignment">
          <style:list-level-label-alignment text:label-followed-by="listtab" text:list-tab-stop-position="8.89cm" fo:margin-left="8.255cm"/>
        </style:list-level-properties>
      </text:list-level-style-number>
      <text:list-level-style-number text:level="9" text:style-name="ListLabel_20_12" style:num-suffix="." style:num-format="i">
        <style:list-level-properties text:list-level-position-and-space-mode="label-alignment">
          <style:list-level-label-alignment text:label-followed-by="listtab" text:list-tab-stop-position="10.16cm" fo:text-indent="0.132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12" style:num-suffix="." style:num-format="a">
        <style:list-level-properties text:list-level-position-and-space-mode="label-alignment">
          <style:list-level-label-alignment text:label-followed-by="listtab" text:list-tab-stop-position="2.027cm" fo:text-indent="-0.122cm" fo:margin-left="1.392cm"/>
        </style:list-level-properties>
      </text:list-level-style-number>
      <text:list-level-style-number text:level="2" text:style-name="ListLabel_20_12" style:num-suffix="." style:num-format="a">
        <style:list-level-properties text:list-level-position-and-space-mode="label-alignment">
          <style:list-level-label-alignment text:label-followed-by="listtab" text:list-tab-stop-position="1.27cm" fo:margin-left="0.635cm"/>
        </style:list-level-properties>
      </text:list-level-style-number>
      <text:list-level-style-number text:level="3" text:style-name="ListLabel_20_12" style:num-suffix="." style:num-format="i">
        <style:list-level-properties text:list-level-position-and-space-mode="label-alignment">
          <style:list-level-label-alignment text:label-followed-by="listtab" text:list-tab-stop-position="2.54cm" fo:text-indent="0.138cm" fo:margin-left="1.905cm"/>
        </style:list-level-properties>
      </text:list-level-style-number>
      <text:list-level-style-number text:level="4" text:style-name="ListLabel_20_12" style:num-suffix="." style:num-format="1">
        <style:list-level-properties text:list-level-position-and-space-mode="label-alignment">
          <style:list-level-label-alignment text:label-followed-by="listtab" text:list-tab-stop-position="3.81cm" fo:margin-left="3.175cm"/>
        </style:list-level-properties>
      </text:list-level-style-number>
      <text:list-level-style-number text:level="5" text:style-name="ListLabel_20_12" style:num-suffix="." style:num-format="a">
        <style:list-level-properties text:list-level-position-and-space-mode="label-alignment">
          <style:list-level-label-alignment text:label-followed-by="listtab" text:list-tab-stop-position="5.08cm" fo:margin-left="4.445cm"/>
        </style:list-level-properties>
      </text:list-level-style-number>
      <text:list-level-style-number text:level="6" text:style-name="ListLabel_20_12" style:num-suffix="." style:num-format="i">
        <style:list-level-properties text:list-level-position-and-space-mode="label-alignment">
          <style:list-level-label-alignment text:label-followed-by="listtab" text:list-tab-stop-position="6.35cm" fo:text-indent="0.138cm" fo:margin-left="5.715cm"/>
        </style:list-level-properties>
      </text:list-level-style-number>
      <text:list-level-style-number text:level="7" text:style-name="ListLabel_20_12" style:num-suffix="." style:num-format="1">
        <style:list-level-properties text:list-level-position-and-space-mode="label-alignment">
          <style:list-level-label-alignment text:label-followed-by="listtab" text:list-tab-stop-position="7.62cm" fo:margin-left="6.985cm"/>
        </style:list-level-properties>
      </text:list-level-style-number>
      <text:list-level-style-number text:level="8" text:style-name="ListLabel_20_12" style:num-suffix="." style:num-format="a">
        <style:list-level-properties text:list-level-position-and-space-mode="label-alignment">
          <style:list-level-label-alignment text:label-followed-by="listtab" text:list-tab-stop-position="8.89cm" fo:margin-left="8.255cm"/>
        </style:list-level-properties>
      </text:list-level-style-number>
      <text:list-level-style-number text:level="9" text:style-name="ListLabel_20_12" style:num-suffix="." style:num-format="i">
        <style:list-level-properties text:list-level-position-and-space-mode="label-alignment">
          <style:list-level-label-alignment text:label-followed-by="listtab" text:list-tab-stop-position="10.16cm" fo:text-indent="0.13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12" style:num-suffix="." style:num-format="i">
        <style:list-level-properties text:list-level-position-and-space-mode="label-alignment">
          <style:list-level-label-alignment text:label-followed-by="listtab" text:list-tab-stop-position="3.493cm" fo:text-indent="-0.804cm" fo:margin-left="3.81cm"/>
        </style:list-level-properties>
      </text:list-level-style-number>
      <text:list-level-style-number text:level="2" text:style-name="ListLabel_20_12" style:num-suffix="." style:num-format="a">
        <style:list-level-properties text:list-level-position-and-space-mode="label-alignment">
          <style:list-level-label-alignment text:label-followed-by="listtab" text:list-tab-stop-position="5.108cm" fo:text-indent="-0.981cm" fo:margin-left="5.426cm"/>
        </style:list-level-properties>
      </text:list-level-style-number>
      <text:list-level-style-number text:level="3" text:style-name="ListLabel_20_12" style:num-suffix="." style:num-format="i">
        <style:list-level-properties text:list-level-position-and-space-mode="label-alignment">
          <style:list-level-label-alignment text:label-followed-by="listtab" text:list-tab-stop-position="6.371cm" fo:text-indent="-0.826cm" fo:margin-left="6.689cm"/>
        </style:list-level-properties>
      </text:list-level-style-number>
      <text:list-level-style-number text:level="4" text:style-name="ListLabel_20_12" style:num-suffix="." style:num-format="1">
        <style:list-level-properties text:list-level-position-and-space-mode="label-alignment">
          <style:list-level-label-alignment text:label-followed-by="listtab" text:list-tab-stop-position="7.648cm" fo:text-indent="-0.981cm" fo:margin-left="7.966cm"/>
        </style:list-level-properties>
      </text:list-level-style-number>
      <text:list-level-style-number text:level="5" text:style-name="ListLabel_20_12" style:num-suffix="." style:num-format="a">
        <style:list-level-properties text:list-level-position-and-space-mode="label-alignment">
          <style:list-level-label-alignment text:label-followed-by="listtab" text:list-tab-stop-position="8.918cm" fo:text-indent="-0.981cm" fo:margin-left="9.236cm"/>
        </style:list-level-properties>
      </text:list-level-style-number>
      <text:list-level-style-number text:level="6" text:style-name="ListLabel_20_12" style:num-suffix="." style:num-format="i">
        <style:list-level-properties text:list-level-position-and-space-mode="label-alignment">
          <style:list-level-label-alignment text:label-followed-by="listtab" text:list-tab-stop-position="10.181cm" fo:text-indent="-0.826cm" fo:margin-left="10.499cm"/>
        </style:list-level-properties>
      </text:list-level-style-number>
      <text:list-level-style-number text:level="7" text:style-name="ListLabel_20_12" style:num-suffix="." style:num-format="1">
        <style:list-level-properties text:list-level-position-and-space-mode="label-alignment">
          <style:list-level-label-alignment text:label-followed-by="listtab" text:list-tab-stop-position="11.458cm" fo:text-indent="-0.981cm" fo:margin-left="11.776cm"/>
        </style:list-level-properties>
      </text:list-level-style-number>
      <text:list-level-style-number text:level="8" text:style-name="ListLabel_20_12" style:num-suffix="." style:num-format="a">
        <style:list-level-properties text:list-level-position-and-space-mode="label-alignment">
          <style:list-level-label-alignment text:label-followed-by="listtab" text:list-tab-stop-position="12.728cm" fo:text-indent="-0.981cm" fo:margin-left="13.046cm"/>
        </style:list-level-properties>
      </text:list-level-style-number>
      <text:list-level-style-number text:level="9" text:style-name="ListLabel_20_12" style:num-suffix="." style:num-format="i">
        <style:list-level-properties text:list-level-position-and-space-mode="label-alignment">
          <style:list-level-label-alignment text:label-followed-by="listtab" text:list-tab-stop-position="13.991cm" fo:text-indent="-0.826cm" fo:margin-left="14.3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12" style:num-suffix=")" style:num-format="i">
        <style:list-level-properties text:list-level-position-and-space-mode="label-alignment">
          <style:list-level-label-alignment text:label-followed-by="listtab" fo:text-indent="-0.508cm" fo:margin-left="1.778cm"/>
        </style:list-level-properties>
      </text:list-level-style-number>
      <text:list-level-style-number text:level="2" text:style-name="ListLabel_20_12" style:num-suffix=")" style:num-format="i">
        <style:list-level-properties text:list-level-position-and-space-mode="label-alignment">
          <style:list-level-label-alignment text:label-followed-by="listtab" fo:text-indent="-0.508cm" fo:margin-left="1.778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508cm" fo:margin-left="3.048cm"/>
        </style:list-level-properties>
      </text:list-level-style-number>
      <text:list-level-style-number text:level="4" text:style-name="ListLabel_20_12" style:num-suffix=")" style:num-format="i">
        <style:list-level-properties text:list-level-position-and-space-mode="label-alignment">
          <style:list-level-label-alignment text:label-followed-by="listtab" fo:text-indent="-0.508cm" fo:margin-left="4.318cm"/>
        </style:list-level-properties>
      </text:list-level-style-number>
      <text:list-level-style-number text:level="5" text:style-name="ListLabel_20_12" style:num-suffix=")" style:num-format="i">
        <style:list-level-properties text:list-level-position-and-space-mode="label-alignment">
          <style:list-level-label-alignment text:label-followed-by="listtab" fo:text-indent="-0.508cm" fo:margin-left="5.588cm"/>
        </style:list-level-properties>
      </text:list-level-style-number>
      <text:list-level-style-number text:level="6" text:style-name="ListLabel_20_12" style:num-suffix=")" style:num-format="i">
        <style:list-level-properties text:list-level-position-and-space-mode="label-alignment">
          <style:list-level-label-alignment text:label-followed-by="listtab" fo:text-indent="-0.508cm" fo:margin-left="6.858cm"/>
        </style:list-level-properties>
      </text:list-level-style-number>
      <text:list-level-style-number text:level="7" text:style-name="ListLabel_20_12" style:num-suffix=")" style:num-format="i">
        <style:list-level-properties text:list-level-position-and-space-mode="label-alignment">
          <style:list-level-label-alignment text:label-followed-by="listtab" fo:text-indent="-0.508cm" fo:margin-left="8.128cm"/>
        </style:list-level-properties>
      </text:list-level-style-number>
      <text:list-level-style-number text:level="8" text:style-name="ListLabel_20_12" style:num-suffix=")" style:num-format="i">
        <style:list-level-properties text:list-level-position-and-space-mode="label-alignment">
          <style:list-level-label-alignment text:label-followed-by="listtab" fo:text-indent="-0.508cm" fo:margin-left="9.398cm"/>
        </style:list-level-properties>
      </text:list-level-style-number>
      <text:list-level-style-number text:level="9" text:style-name="ListLabel_20_12" style:num-suffix=")" style:num-format="i">
        <style:list-level-properties text:list-level-position-and-space-mode="label-alignment">
          <style:list-level-label-alignment text:label-followed-by="listtab" fo:text-indent="-0.508cm" fo:margin-left="10.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13"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 style:num-suffix="." style:num-format="i">
        <style:list-level-properties text:list-level-position-and-space-mode="label-alignment">
          <style:list-level-label-alignment text:label-followed-by="listtab" fo:text-indent="-0.503cm" fo:margin-left="3.175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 style:num-suffix="." style:num-format="i">
        <style:list-level-properties text:list-level-position-and-space-mode="label-alignment">
          <style:list-level-label-alignment text:label-followed-by="listtab" fo:text-indent="-0.503cm" fo:margin-left="6.985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 style:num-suffix="." style:num-format="i">
        <style:list-level-properties text:list-level-position-and-space-mode="label-alignment">
          <style:list-level-label-alignment text:label-followed-by="listtab" fo:text-indent="-0.503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1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 style:num-suffix="." style:num-format="i">
        <style:list-level-properties text:list-level-position-and-space-mode="label-alignment">
          <style:list-level-label-alignment text:label-followed-by="listtab" fo:text-indent="-0.503cm" fo:margin-left="3.175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 style:num-suffix="." style:num-format="i">
        <style:list-level-properties text:list-level-position-and-space-mode="label-alignment">
          <style:list-level-label-alignment text:label-followed-by="listtab" fo:text-indent="-0.503cm" fo:margin-left="6.985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 style:num-suffix="." style:num-format="i">
        <style:list-level-properties text:list-level-position-and-space-mode="label-alignment">
          <style:list-level-label-alignment text:label-followed-by="listtab" fo:text-indent="-0.503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15:02:21.074955412</meta:creation-date>
    <dc:date>2017-01-17T15:03:56.241750041</dc:date>
    <meta:editing-duration>P0D</meta:editing-duration>
    <meta:editing-cycles>1</meta:editing-cycles>
    <meta:generator>LibreOffice/4.2.7.2$Linux_X86_64 LibreOffice_project/420m0$Build-2</meta:generator>
    <meta:document-statistic meta:table-count="1" meta:image-count="0" meta:object-count="0" meta:page-count="8" meta:paragraph-count="228" meta:word-count="2701" meta:character-count="15528" meta:non-whitespace-character-count="12852"/>
  </office:meta>
</office:document-meta>
</file>